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9.2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10" table:style-name="ta1">
        <table:table-column table:style-name="co1" table:default-cell-style-name="Default"/>
        <table:table-column table:style-name="co2" table:number-columns-repeated="14" table:default-cell-style-name="ce2"/>
        <table:table-row table:style-name="ro1">
          <table:table-cell/>
          <table:table-cell table:style-name="ce1" office:value-type="string" calcext:value-type="string">
            <text:p>ICA Original</text:p>
          </table:table-cell>
          <table:table-cell table:style-name="ce1"/>
          <table:table-cell table:style-name="ce1" office:value-type="string" calcext:value-type="string">
            <text:p>ICA BL mejor (minimize)</text:p>
          </table:table-cell>
          <table:table-cell table:style-name="ce1"/>
          <table:table-cell table:style-name="ce1" office:value-type="string" calcext:value-type="string">
            <text:p>ICA BL todos (minimize)</text:p>
          </table:table-cell>
          <table:table-cell table:style-name="ce1"/>
          <table:table-cell table:style-name="ce1" office:value-type="string" calcext:value-type="string">
            <text:p>ICA DE</text:p>
          </table:table-cell>
          <table:table-cell table:style-name="ce1"/>
          <table:table-cell table:style-name="ce1" office:value-type="string" calcext:value-type="string">
            <text:p>Sin Revolución</text:p>
          </table:table-cell>
          <table:table-cell table:style-name="ce1"/>
          <table:table-cell table:style-name="ce1" office:value-type="string" calcext:value-type="string">
            <text:p>Sin Posesión</text:p>
          </table:table-cell>
          <table:table-cell table:style-name="ce1"/>
          <table:table-cell table:style-name="ce1" office:value-type="string" calcext:value-type="string">
            <text:p>Sin Competición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07.7457428734" calcext:value-type="float">
            <text:p>4,81E+04</text:p>
          </table:table-cell>
          <table:table-cell office:value-type="float" office:value="83716.5087059786" calcext:value-type="float">
            <text:p>8,37E+04</text:p>
          </table:table-cell>
          <table:table-cell office:value-type="float" office:value="4595587.55785919" calcext:value-type="float">
            <text:p>4,60E+06</text:p>
          </table:table-cell>
          <table:table-cell office:value-type="float" office:value="3516032.91691825" calcext:value-type="float">
            <text:p>3,52E+06</text:p>
          </table:table-cell>
          <table:table-cell office:value-type="float" office:value="41984319.295863" calcext:value-type="float">
            <text:p>4,20E+07</text:p>
          </table:table-cell>
          <table:table-cell office:value-type="float" office:value="25653808.8252745" calcext:value-type="float">
            <text:p>2,57E+07</text:p>
          </table:table-cell>
          <table:table-cell office:value-type="float" office:value="424.713890709704" calcext:value-type="float">
            <text:p>4,25E+02</text:p>
          </table:table-cell>
          <table:table-cell office:value-type="float" office:value="1102.4442859685" calcext:value-type="float">
            <text:p>1,10E+03</text:p>
          </table:table-cell>
          <table:table-cell office:value-type="float" office:value="88778.2651116896" calcext:value-type="float">
            <text:p>8,88E+04</text:p>
          </table:table-cell>
          <table:table-cell office:value-type="float" office:value="195006.295270349" calcext:value-type="float">
            <text:p>1,95E+05</text:p>
          </table:table-cell>
          <table:table-cell office:value-type="float" office:value="407884059.213787" calcext:value-type="float">
            <text:p>4,08E+08</text:p>
          </table:table-cell>
          <table:table-cell office:value-type="float" office:value="236309934.386518" calcext:value-type="float">
            <text:p>2,36E+08</text:p>
          </table:table-cell>
          <table:table-cell office:value-type="float" office:value="571372.254347576" calcext:value-type="float">
            <text:p>5,71E+05</text:p>
          </table:table-cell>
          <table:table-cell office:value-type="float" office:value="542167.588973264" calcext:value-type="float">
            <text:p>5,42E+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8.628537685035" calcext:value-type="float">
            <text:p>3,79E+02</text:p>
          </table:table-cell>
          <table:table-cell office:value-type="float" office:value="1573.97386178982" calcext:value-type="float">
            <text:p>1,57E+03</text:p>
          </table:table-cell>
          <table:table-cell office:value-type="float" office:value="7383.41552195182" calcext:value-type="float">
            <text:p>7,38E+03</text:p>
          </table:table-cell>
          <table:table-cell office:value-type="float" office:value="15896.6882081046" calcext:value-type="float">
            <text:p>1,59E+04</text:p>
          </table:table-cell>
          <table:table-cell office:value-type="float" office:value="247031595.240397" calcext:value-type="float">
            <text:p>2,47E+08</text:p>
          </table:table-cell>
          <table:table-cell office:value-type="float" office:value="253055328.979549" calcext:value-type="float">
            <text:p>2,53E+08</text:p>
          </table:table-cell>
          <table:table-cell office:value-type="float" office:value="1.7048537480694" calcext:value-type="float">
            <text:p>1,70E+00</text:p>
          </table:table-cell>
          <table:table-cell office:value-type="float" office:value="7.66445827653055" calcext:value-type="float">
            <text:p>7,66E+00</text:p>
          </table:table-cell>
          <table:table-cell office:value-type="float" office:value="968.119243825436" calcext:value-type="float">
            <text:p>9,68E+02</text:p>
          </table:table-cell>
          <table:table-cell office:value-type="float" office:value="2000.99390050598" calcext:value-type="float">
            <text:p>2,00E+03</text:p>
          </table:table-cell>
          <table:table-cell office:value-type="float" office:value="13491625880.469" calcext:value-type="float">
            <text:p>1,35E+10</text:p>
          </table:table-cell>
          <table:table-cell office:value-type="float" office:value="4051717326.86425" calcext:value-type="float">
            <text:p>4,05E+09</text:p>
          </table:table-cell>
          <table:table-cell office:value-type="float" office:value="136740.768356144" calcext:value-type="float">
            <text:p>1,37E+05</text:p>
          </table:table-cell>
          <table:table-cell office:value-type="float" office:value="179048.017698499" calcext:value-type="float">
            <text:p>1,79E+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4017053342332" calcext:value-type="float">
            <text:p>3,34E+00</text:p>
          </table:table-cell>
          <table:table-cell office:value-type="float" office:value="4.98845745912517" calcext:value-type="float">
            <text:p>4,99E+00</text:p>
          </table:table-cell>
          <table:table-cell office:value-type="float" office:value="7054.90688245488" calcext:value-type="float">
            <text:p>7,05E+03</text:p>
          </table:table-cell>
          <table:table-cell office:value-type="float" office:value="5049.33240979455" calcext:value-type="float">
            <text:p>5,05E+03</text:p>
          </table:table-cell>
          <table:table-cell office:value-type="float" office:value="32042.0460446502" calcext:value-type="float">
            <text:p>3,20E+04</text:p>
          </table:table-cell>
          <table:table-cell office:value-type="float" office:value="11364.2538005985" calcext:value-type="float">
            <text:p>1,14E+04</text:p>
          </table:table-cell>
          <table:table-cell office:value-type="float" office:value="0.898155273878363" calcext:value-type="float">
            <text:p>8,98E-01</text:p>
          </table:table-cell>
          <table:table-cell office:value-type="float" office:value="1.86757645151831" calcext:value-type="float">
            <text:p>1,87E+00</text:p>
          </table:table-cell>
          <table:table-cell office:value-type="float" office:value="2.36045869693636" calcext:value-type="float">
            <text:p>2,36E+00</text:p>
          </table:table-cell>
          <table:table-cell office:value-type="float" office:value="6.59918491923805" calcext:value-type="float">
            <text:p>6,60E+00</text:p>
          </table:table-cell>
          <table:table-cell office:value-type="float" office:value="2283541.57671574" calcext:value-type="float">
            <text:p>2,28E+06</text:p>
          </table:table-cell>
          <table:table-cell office:value-type="float" office:value="4600041.68601075" calcext:value-type="float">
            <text:p>4,60E+06</text:p>
          </table:table-cell>
          <table:table-cell office:value-type="float" office:value="4550.84909093033" calcext:value-type="float">
            <text:p>4,55E+03</text:p>
          </table:table-cell>
          <table:table-cell office:value-type="float" office:value="2306.12799967065" calcext:value-type="float">
            <text:p>2,31E+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7310654128151" calcext:value-type="float">
            <text:p>1,87E+01</text:p>
          </table:table-cell>
          <table:table-cell office:value-type="float" office:value="17.1019506419452" calcext:value-type="float">
            <text:p>1,71E+01</text:p>
          </table:table-cell>
          <table:table-cell office:value-type="float" office:value="25.9536066648014" calcext:value-type="float">
            <text:p>2,60E+01</text:p>
          </table:table-cell>
          <table:table-cell office:value-type="float" office:value="16.7955571556088" calcext:value-type="float">
            <text:p>1,68E+01</text:p>
          </table:table-cell>
          <table:table-cell office:value-type="float" office:value="69.734765446436" calcext:value-type="float">
            <text:p>6,97E+01</text:p>
          </table:table-cell>
          <table:table-cell office:value-type="float" office:value="32.3821709593541" calcext:value-type="float">
            <text:p>3,24E+01</text:p>
          </table:table-cell>
          <table:table-cell office:value-type="float" office:value="18.5273813664962" calcext:value-type="float">
            <text:p>1,85E+01</text:p>
          </table:table-cell>
          <table:table-cell office:value-type="float" office:value="17.3129892596892" calcext:value-type="float">
            <text:p>1,73E+01</text:p>
          </table:table-cell>
          <table:table-cell office:value-type="float" office:value="20.7838877471226" calcext:value-type="float">
            <text:p>2,08E+01</text:p>
          </table:table-cell>
          <table:table-cell office:value-type="float" office:value="15.7789047938788" calcext:value-type="float">
            <text:p>1,58E+01</text:p>
          </table:table-cell>
          <table:table-cell office:value-type="float" office:value="2196.78731256805" calcext:value-type="float">
            <text:p>2,20E+03</text:p>
          </table:table-cell>
          <table:table-cell office:value-type="float" office:value="1143.33372989778" calcext:value-type="float">
            <text:p>1,14E+03</text:p>
          </table:table-cell>
          <table:table-cell office:value-type="float" office:value="17.239484594275" calcext:value-type="float">
            <text:p>1,72E+01</text:p>
          </table:table-cell>
          <table:table-cell office:value-type="float" office:value="14.0614085624874" calcext:value-type="float">
            <text:p>1,41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800679671646" calcext:value-type="float">
            <text:p>2,01E+01</text:p>
          </table:table-cell>
          <table:table-cell office:value-type="float" office:value="0.11287753882276" calcext:value-type="float">
            <text:p>1,13E-01</text:p>
          </table:table-cell>
          <table:table-cell office:value-type="float" office:value="20.0875348853166" calcext:value-type="float">
            <text:p>2,01E+01</text:p>
          </table:table-cell>
          <table:table-cell office:value-type="float" office:value="0.125853155674215" calcext:value-type="float">
            <text:p>1,26E-01</text:p>
          </table:table-cell>
          <table:table-cell office:value-type="float" office:value="20.0572622277678" calcext:value-type="float">
            <text:p>2,01E+01</text:p>
          </table:table-cell>
          <table:table-cell office:value-type="float" office:value="0.0987937541160385" calcext:value-type="float">
            <text:p>9,88E-02</text:p>
          </table:table-cell>
          <table:table-cell office:value-type="float" office:value="19.4644598532436" calcext:value-type="float">
            <text:p>1,95E+01</text:p>
          </table:table-cell>
          <table:table-cell office:value-type="float" office:value="4.0559233455128" calcext:value-type="float">
            <text:p>4,06E+00</text:p>
          </table:table-cell>
          <table:table-cell office:value-type="float" office:value="20.0662568000542" calcext:value-type="float">
            <text:p>2,01E+01</text:p>
          </table:table-cell>
          <table:table-cell office:value-type="float" office:value="0.102135316303978" calcext:value-type="float">
            <text:p>1,02E-01</text:p>
          </table:table-cell>
          <table:table-cell office:value-type="float" office:value="21.071757806447" calcext:value-type="float">
            <text:p>2,11E+01</text:p>
          </table:table-cell>
          <table:table-cell office:value-type="float" office:value="0.106375436532165" calcext:value-type="float">
            <text:p>1,06E-01</text:p>
          </table:table-cell>
          <table:table-cell office:value-type="float" office:value="20.0912323697984" calcext:value-type="float">
            <text:p>2,01E+01</text:p>
          </table:table-cell>
          <table:table-cell office:value-type="float" office:value="0.0516223654074634" calcext:value-type="float">
            <text:p>5,16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8934669198891" calcext:value-type="float">
            <text:p>5,29E+00</text:p>
          </table:table-cell>
          <table:table-cell office:value-type="float" office:value="1.60429434379651" calcext:value-type="float">
            <text:p>1,60E+00</text:p>
          </table:table-cell>
          <table:table-cell office:value-type="float" office:value="5.31061856941603" calcext:value-type="float">
            <text:p>5,31E+00</text:p>
          </table:table-cell>
          <table:table-cell office:value-type="float" office:value="1.3031886388224" calcext:value-type="float">
            <text:p>1,30E+00</text:p>
          </table:table-cell>
          <table:table-cell office:value-type="float" office:value="8.96232998405142" calcext:value-type="float">
            <text:p>8,96E+00</text:p>
          </table:table-cell>
          <table:table-cell office:value-type="float" office:value="0.827350591318505" calcext:value-type="float">
            <text:p>8,27E-01</text:p>
          </table:table-cell>
          <table:table-cell office:value-type="float" office:value="0.15234284706351" calcext:value-type="float">
            <text:p>1,52E-01</text:p>
          </table:table-cell>
          <table:table-cell office:value-type="float" office:value="0.418082850957844" calcext:value-type="float">
            <text:p>4,18E-01</text:p>
          </table:table-cell>
          <table:table-cell office:value-type="float" office:value="6.97307456956547" calcext:value-type="float">
            <text:p>6,97E+00</text:p>
          </table:table-cell>
          <table:table-cell office:value-type="float" office:value="1.43382927602361" calcext:value-type="float">
            <text:p>1,43E+00</text:p>
          </table:table-cell>
          <table:table-cell office:value-type="float" office:value="13.719115325316" calcext:value-type="float">
            <text:p>1,37E+01</text:p>
          </table:table-cell>
          <table:table-cell office:value-type="float" office:value="1.12833580467738" calcext:value-type="float">
            <text:p>1,13E+00</text:p>
          </table:table-cell>
          <table:table-cell office:value-type="float" office:value="5.39680638408958" calcext:value-type="float">
            <text:p>5,40E+00</text:p>
          </table:table-cell>
          <table:table-cell office:value-type="float" office:value="1.31167708143512" calcext:value-type="float">
            <text:p>1,31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4044901364937" calcext:value-type="float">
            <text:p>3,64E-01</text:p>
          </table:table-cell>
          <table:table-cell office:value-type="float" office:value="0.217116290708921" calcext:value-type="float">
            <text:p>2,17E-01</text:p>
          </table:table-cell>
          <table:table-cell office:value-type="float" office:value="0.348434853084423" calcext:value-type="float">
            <text:p>3,48E-01</text:p>
          </table:table-cell>
          <table:table-cell office:value-type="float" office:value="0.206369329284946" calcext:value-type="float">
            <text:p>2,06E-01</text:p>
          </table:table-cell>
          <table:table-cell office:value-type="float" office:value="21.5002865795725" calcext:value-type="float">
            <text:p>2,15E+01</text:p>
          </table:table-cell>
          <table:table-cell office:value-type="float" office:value="10.3149447624398" calcext:value-type="float">
            <text:p>1,03E+01</text:p>
          </table:table-cell>
          <table:table-cell office:value-type="float" office:value="0.0539242548204447" calcext:value-type="float">
            <text:p>5,39E-02</text:p>
          </table:table-cell>
          <table:table-cell office:value-type="float" office:value="0.026982756230588" calcext:value-type="float">
            <text:p>2,70E-02</text:p>
          </table:table-cell>
          <table:table-cell office:value-type="float" office:value="0.964462295063349" calcext:value-type="float">
            <text:p>9,64E-01</text:p>
          </table:table-cell>
          <table:table-cell office:value-type="float" office:value="0.604403294084693" calcext:value-type="float">
            <text:p>6,04E-01</text:p>
          </table:table-cell>
          <table:table-cell office:value-type="float" office:value="205.302249910435" calcext:value-type="float">
            <text:p>2,05E+02</text:p>
          </table:table-cell>
          <table:table-cell office:value-type="float" office:value="49.7002795115643" calcext:value-type="float">
            <text:p>4,97E+01</text:p>
          </table:table-cell>
          <table:table-cell office:value-type="float" office:value="0.863921284977086" calcext:value-type="float">
            <text:p>8,64E-01</text:p>
          </table:table-cell>
          <table:table-cell office:value-type="float" office:value="0.256886609126751" calcext:value-type="float">
            <text:p>2,5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0566185594366" calcext:value-type="float">
            <text:p>2,51E+01</text:p>
          </table:table-cell>
          <table:table-cell office:value-type="float" office:value="9.35447987730554" calcext:value-type="float">
            <text:p>9,35E+00</text:p>
          </table:table-cell>
          <table:table-cell office:value-type="float" office:value="22.9636739932362" calcext:value-type="float">
            <text:p>2,30E+01</text:p>
          </table:table-cell>
          <table:table-cell office:value-type="float" office:value="8.66395357480628" calcext:value-type="float">
            <text:p>8,66E+00</text:p>
          </table:table-cell>
          <table:table-cell office:value-type="float" office:value="22.8302435317119" calcext:value-type="float">
            <text:p>2,28E+01</text:p>
          </table:table-cell>
          <table:table-cell office:value-type="float" office:value="6.32683740393808" calcext:value-type="float">
            <text:p>6,33E+00</text:p>
          </table:table-cell>
          <table:table-cell office:value-type="float" office:value="3.98819884556892" calcext:value-type="float">
            <text:p>3,99E+00</text:p>
          </table:table-cell>
          <table:table-cell office:value-type="float" office:value="1.90487256656501" calcext:value-type="float">
            <text:p>1,90E+00</text:p>
          </table:table-cell>
          <table:table-cell office:value-type="float" office:value="28.6945610565943" calcext:value-type="float">
            <text:p>2,87E+01</text:p>
          </table:table-cell>
          <table:table-cell office:value-type="float" office:value="8.83244386875841" calcext:value-type="float">
            <text:p>8,83E+00</text:p>
          </table:table-cell>
          <table:table-cell office:value-type="float" office:value="123.989882536763" calcext:value-type="float">
            <text:p>1,24E+02</text:p>
          </table:table-cell>
          <table:table-cell office:value-type="float" office:value="18.7634389462347" calcext:value-type="float">
            <text:p>1,88E+01</text:p>
          </table:table-cell>
          <table:table-cell office:value-type="float" office:value="20.2984456576558" calcext:value-type="float">
            <text:p>2,03E+01</text:p>
          </table:table-cell>
          <table:table-cell office:value-type="float" office:value="6.76337142776178" calcext:value-type="float">
            <text:p>6,76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3642812471244" calcext:value-type="float">
            <text:p>2,44E+01</text:p>
          </table:table-cell>
          <table:table-cell office:value-type="float" office:value="9.36103419925642" calcext:value-type="float">
            <text:p>9,36E+00</text:p>
          </table:table-cell>
          <table:table-cell office:value-type="float" office:value="21.8094556192703" calcext:value-type="float">
            <text:p>2,18E+01</text:p>
          </table:table-cell>
          <table:table-cell office:value-type="float" office:value="9.38164519095448" calcext:value-type="float">
            <text:p>9,38E+00</text:p>
          </table:table-cell>
          <table:table-cell office:value-type="float" office:value="21.1777750818362" calcext:value-type="float">
            <text:p>2,12E+01</text:p>
          </table:table-cell>
          <table:table-cell office:value-type="float" office:value="8.70937992269513" calcext:value-type="float">
            <text:p>8,71E+00</text:p>
          </table:table-cell>
          <table:table-cell office:value-type="float" office:value="8.51685255529701" calcext:value-type="float">
            <text:p>8,52E+00</text:p>
          </table:table-cell>
          <table:table-cell office:value-type="float" office:value="5.0820771621874" calcext:value-type="float">
            <text:p>5,08E+00</text:p>
          </table:table-cell>
          <table:table-cell office:value-type="float" office:value="31.8892391798139" calcext:value-type="float">
            <text:p>3,19E+01</text:p>
          </table:table-cell>
          <table:table-cell office:value-type="float" office:value="10.2358146651772" calcext:value-type="float">
            <text:p>1,02E+01</text:p>
          </table:table-cell>
          <table:table-cell office:value-type="float" office:value="128.650512627962" calcext:value-type="float">
            <text:p>1,29E+02</text:p>
          </table:table-cell>
          <table:table-cell office:value-type="float" office:value="19.9236366389296" calcext:value-type="float">
            <text:p>1,99E+01</text:p>
          </table:table-cell>
          <table:table-cell office:value-type="float" office:value="23.4894988934346" calcext:value-type="float">
            <text:p>2,35E+01</text:p>
          </table:table-cell>
          <table:table-cell office:value-type="float" office:value="6.5862678434901" calcext:value-type="float">
            <text:p>6,59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2.462295768632" calcext:value-type="float">
            <text:p>6,92E+02</text:p>
          </table:table-cell>
          <table:table-cell office:value-type="float" office:value="280.896040704314" calcext:value-type="float">
            <text:p>2,81E+02</text:p>
          </table:table-cell>
          <table:table-cell office:value-type="float" office:value="653.076530678733" calcext:value-type="float">
            <text:p>6,53E+02</text:p>
          </table:table-cell>
          <table:table-cell office:value-type="float" office:value="271.03432745373" calcext:value-type="float">
            <text:p>2,71E+02</text:p>
          </table:table-cell>
          <table:table-cell office:value-type="float" office:value="777.194160132827" calcext:value-type="float">
            <text:p>7,77E+02</text:p>
          </table:table-cell>
          <table:table-cell office:value-type="float" office:value="215.799272556425" calcext:value-type="float">
            <text:p>2,16E+02</text:p>
          </table:table-cell>
          <table:table-cell office:value-type="float" office:value="182.693997603633" calcext:value-type="float">
            <text:p>1,83E+02</text:p>
          </table:table-cell>
          <table:table-cell office:value-type="float" office:value="102.951687061719" calcext:value-type="float">
            <text:p>1,03E+02</text:p>
          </table:table-cell>
          <table:table-cell office:value-type="float" office:value="761.142367859918" calcext:value-type="float">
            <text:p>7,61E+02</text:p>
          </table:table-cell>
          <table:table-cell office:value-type="float" office:value="255.619634937878" calcext:value-type="float">
            <text:p>2,56E+02</text:p>
          </table:table-cell>
          <table:table-cell office:value-type="float" office:value="2367.62041069055" calcext:value-type="float">
            <text:p>2,37E+03</text:p>
          </table:table-cell>
          <table:table-cell office:value-type="float" office:value="297.515822878625" calcext:value-type="float">
            <text:p>2,98E+02</text:p>
          </table:table-cell>
          <table:table-cell office:value-type="float" office:value="688.131832789648" calcext:value-type="float">
            <text:p>6,88E+02</text:p>
          </table:table-cell>
          <table:table-cell office:value-type="float" office:value="185.291209812536" calcext:value-type="float">
            <text:p>1,85E+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1.136455492047" calcext:value-type="float">
            <text:p>8,31E+02</text:p>
          </table:table-cell>
          <table:table-cell office:value-type="float" office:value="217.180166340984" calcext:value-type="float">
            <text:p>2,17E+02</text:p>
          </table:table-cell>
          <table:table-cell office:value-type="float" office:value="863.979863265501" calcext:value-type="float">
            <text:p>8,64E+02</text:p>
          </table:table-cell>
          <table:table-cell office:value-type="float" office:value="230.322349460009" calcext:value-type="float">
            <text:p>2,30E+02</text:p>
          </table:table-cell>
          <table:table-cell office:value-type="float" office:value="1094.15829318162" calcext:value-type="float">
            <text:p>1,09E+03</text:p>
          </table:table-cell>
          <table:table-cell office:value-type="float" office:value="251.872952160324" calcext:value-type="float">
            <text:p>2,52E+02</text:p>
          </table:table-cell>
          <table:table-cell office:value-type="float" office:value="359.104854107453" calcext:value-type="float">
            <text:p>3,59E+02</text:p>
          </table:table-cell>
          <table:table-cell office:value-type="float" office:value="299.984099111799" calcext:value-type="float">
            <text:p>3,00E+02</text:p>
          </table:table-cell>
          <table:table-cell office:value-type="float" office:value="904.179374877949" calcext:value-type="float">
            <text:p>9,04E+02</text:p>
          </table:table-cell>
          <table:table-cell office:value-type="float" office:value="209.753891253042" calcext:value-type="float">
            <text:p>2,10E+02</text:p>
          </table:table-cell>
          <table:table-cell office:value-type="float" office:value="2551.97924419496" calcext:value-type="float">
            <text:p>2,55E+03</text:p>
          </table:table-cell>
          <table:table-cell office:value-type="float" office:value="214.568873337172" calcext:value-type="float">
            <text:p>2,15E+02</text:p>
          </table:table-cell>
          <table:table-cell office:value-type="float" office:value="801.045297541484" calcext:value-type="float">
            <text:p>8,01E+02</text:p>
          </table:table-cell>
          <table:table-cell office:value-type="float" office:value="221.780618466174" calcext:value-type="float">
            <text:p>2,22E+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3164676510041" calcext:value-type="float">
            <text:p>5,13E-01</text:p>
          </table:table-cell>
          <table:table-cell office:value-type="float" office:value="0.227619537734229" calcext:value-type="float">
            <text:p>2,28E-01</text:p>
          </table:table-cell>
          <table:table-cell office:value-type="float" office:value="0.566813955556781" calcext:value-type="float">
            <text:p>5,67E-01</text:p>
          </table:table-cell>
          <table:table-cell office:value-type="float" office:value="0.242542042474197" calcext:value-type="float">
            <text:p>2,43E-01</text:p>
          </table:table-cell>
          <table:table-cell office:value-type="float" office:value="1.79488666896978" calcext:value-type="float">
            <text:p>1,79E+00</text:p>
          </table:table-cell>
          <table:table-cell office:value-type="float" office:value="0.490378986835118" calcext:value-type="float">
            <text:p>4,90E-01</text:p>
          </table:table-cell>
          <table:table-cell office:value-type="float" office:value="0.894694806611242" calcext:value-type="float">
            <text:p>8,95E-01</text:p>
          </table:table-cell>
          <table:table-cell office:value-type="float" office:value="0.178557888746158" calcext:value-type="float">
            <text:p>1,79E-01</text:p>
          </table:table-cell>
          <table:table-cell office:value-type="float" office:value="0.71784193667635" calcext:value-type="float">
            <text:p>7,18E-01</text:p>
          </table:table-cell>
          <table:table-cell office:value-type="float" office:value="0.306177717750432" calcext:value-type="float">
            <text:p>3,06E-01</text:p>
          </table:table-cell>
          <table:table-cell office:value-type="float" office:value="4.30161613824162" calcext:value-type="float">
            <text:p>4,30E+00</text:p>
          </table:table-cell>
          <table:table-cell office:value-type="float" office:value="1.48437826129492" calcext:value-type="float">
            <text:p>1,48E+00</text:p>
          </table:table-cell>
          <table:table-cell office:value-type="float" office:value="0.548364055612437" calcext:value-type="float">
            <text:p>5,48E-01</text:p>
          </table:table-cell>
          <table:table-cell office:value-type="float" office:value="0.151745189647502" calcext:value-type="float">
            <text:p>1,52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754375073524" calcext:value-type="float">
            <text:p>2,58E-01</text:p>
          </table:table-cell>
          <table:table-cell office:value-type="float" office:value="0.106175119605449" calcext:value-type="float">
            <text:p>1,06E-01</text:p>
          </table:table-cell>
          <table:table-cell office:value-type="float" office:value="0.332231318042004" calcext:value-type="float">
            <text:p>3,32E-01</text:p>
          </table:table-cell>
          <table:table-cell office:value-type="float" office:value="0.118886624906307" calcext:value-type="float">
            <text:p>1,19E-01</text:p>
          </table:table-cell>
          <table:table-cell office:value-type="float" office:value="2.02026623286122" calcext:value-type="float">
            <text:p>2,02E+00</text:p>
          </table:table-cell>
          <table:table-cell office:value-type="float" office:value="0.563153245579726" calcext:value-type="float">
            <text:p>5,63E-01</text:p>
          </table:table-cell>
          <table:table-cell office:value-type="float" office:value="0.113376611978429" calcext:value-type="float">
            <text:p>1,13E-01</text:p>
          </table:table-cell>
          <table:table-cell office:value-type="float" office:value="0.0532773922319953" calcext:value-type="float">
            <text:p>5,33E-02</text:p>
          </table:table-cell>
          <table:table-cell office:value-type="float" office:value="0.336602829284439" calcext:value-type="float">
            <text:p>3,37E-01</text:p>
          </table:table-cell>
          <table:table-cell office:value-type="float" office:value="0.164003048503904" calcext:value-type="float">
            <text:p>1,64E-01</text:p>
          </table:table-cell>
          <table:table-cell office:value-type="float" office:value="5.5069157601679" calcext:value-type="float">
            <text:p>5,51E+00</text:p>
          </table:table-cell>
          <table:table-cell office:value-type="float" office:value="0.930427731149853" calcext:value-type="float">
            <text:p>9,30E-01</text:p>
          </table:table-cell>
          <table:table-cell office:value-type="float" office:value="0.218181788353513" calcext:value-type="float">
            <text:p>2,18E-01</text:p>
          </table:table-cell>
          <table:table-cell office:value-type="float" office:value="0.0966600889370673" calcext:value-type="float">
            <text:p>9,67E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982721320267" calcext:value-type="float">
            <text:p>2,60E-01</text:p>
          </table:table-cell>
          <table:table-cell office:value-type="float" office:value="0.145510423566307" calcext:value-type="float">
            <text:p>1,46E-01</text:p>
          </table:table-cell>
          <table:table-cell office:value-type="float" office:value="0.284135829857059" calcext:value-type="float">
            <text:p>2,84E-01</text:p>
          </table:table-cell>
          <table:table-cell office:value-type="float" office:value="0.118306823124773" calcext:value-type="float">
            <text:p>1,18E-01</text:p>
          </table:table-cell>
          <table:table-cell office:value-type="float" office:value="11.6250985478519" calcext:value-type="float">
            <text:p>1,16E+01</text:p>
          </table:table-cell>
          <table:table-cell office:value-type="float" office:value="5.4077842354676" calcext:value-type="float">
            <text:p>5,41E+00</text:p>
          </table:table-cell>
          <table:table-cell office:value-type="float" office:value="0.108646756264034" calcext:value-type="float">
            <text:p>1,09E-01</text:p>
          </table:table-cell>
          <table:table-cell office:value-type="float" office:value="0.0441038464858364" calcext:value-type="float">
            <text:p>4,41E-02</text:p>
          </table:table-cell>
          <table:table-cell office:value-type="float" office:value="0.295661464060067" calcext:value-type="float">
            <text:p>2,96E-01</text:p>
          </table:table-cell>
          <table:table-cell office:value-type="float" office:value="0.117639422074901" calcext:value-type="float">
            <text:p>1,18E-01</text:p>
          </table:table-cell>
          <table:table-cell office:value-type="float" office:value="56.0110231985187" calcext:value-type="float">
            <text:p>5,60E+01</text:p>
          </table:table-cell>
          <table:table-cell office:value-type="float" office:value="15.0029135324019" calcext:value-type="float">
            <text:p>1,50E+01</text:p>
          </table:table-cell>
          <table:table-cell office:value-type="float" office:value="0.188491617352647" calcext:value-type="float">
            <text:p>1,88E-01</text:p>
          </table:table-cell>
          <table:table-cell office:value-type="float" office:value="0.0657636125841561" calcext:value-type="float">
            <text:p>6,58E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4992650153034" calcext:value-type="float">
            <text:p>1,55E+00</text:p>
          </table:table-cell>
          <table:table-cell office:value-type="float" office:value="0.687263236358328" calcext:value-type="float">
            <text:p>6,87E-01</text:p>
          </table:table-cell>
          <table:table-cell office:value-type="float" office:value="3.27492232931362" calcext:value-type="float">
            <text:p>3,27E+00</text:p>
          </table:table-cell>
          <table:table-cell office:value-type="float" office:value="1.43431532904196" calcext:value-type="float">
            <text:p>1,43E+00</text:p>
          </table:table-cell>
          <table:table-cell office:value-type="float" office:value="378.994621180587" calcext:value-type="float">
            <text:p>3,79E+02</text:p>
          </table:table-cell>
          <table:table-cell office:value-type="float" office:value="642.680589466623" calcext:value-type="float">
            <text:p>6,43E+02</text:p>
          </table:table-cell>
          <table:table-cell office:value-type="float" office:value="1.66011318379135" calcext:value-type="float">
            <text:p>1,66E+00</text:p>
          </table:table-cell>
          <table:table-cell office:value-type="float" office:value="0.250327212406442" calcext:value-type="float">
            <text:p>2,50E-01</text:p>
          </table:table-cell>
          <table:table-cell office:value-type="float" office:value="1.94569356361387" calcext:value-type="float">
            <text:p>1,95E+00</text:p>
          </table:table-cell>
          <table:table-cell office:value-type="float" office:value="0.909684495508898" calcext:value-type="float">
            <text:p>9,10E-01</text:p>
          </table:table-cell>
          <table:table-cell office:value-type="float" office:value="200248.188066867" calcext:value-type="float">
            <text:p>2,00E+05</text:p>
          </table:table-cell>
          <table:table-cell office:value-type="float" office:value="243114.351080117" calcext:value-type="float">
            <text:p>2,43E+05</text:p>
          </table:table-cell>
          <table:table-cell office:value-type="float" office:value="2.99181179364473" calcext:value-type="float">
            <text:p>2,99E+00</text:p>
          </table:table-cell>
          <table:table-cell office:value-type="float" office:value="0.698193975260649" calcext:value-type="float">
            <text:p>6,98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2378176444794" calcext:value-type="float">
            <text:p>3,12E+00</text:p>
          </table:table-cell>
          <table:table-cell office:value-type="float" office:value="0.389154834544023" calcext:value-type="float">
            <text:p>3,89E-01</text:p>
          </table:table-cell>
          <table:table-cell office:value-type="float" office:value="3.24643249905238" calcext:value-type="float">
            <text:p>3,25E+00</text:p>
          </table:table-cell>
          <table:table-cell office:value-type="float" office:value="0.318048567318033" calcext:value-type="float">
            <text:p>3,18E-01</text:p>
          </table:table-cell>
          <table:table-cell office:value-type="float" office:value="3.7058274585562" calcext:value-type="float">
            <text:p>3,71E+00</text:p>
          </table:table-cell>
          <table:table-cell office:value-type="float" office:value="0.246298599338515" calcext:value-type="float">
            <text:p>2,46E-01</text:p>
          </table:table-cell>
          <table:table-cell office:value-type="float" office:value="2.061608610075" calcext:value-type="float">
            <text:p>2,06E+00</text:p>
          </table:table-cell>
          <table:table-cell office:value-type="float" office:value="0.420096042929551" calcext:value-type="float">
            <text:p>4,20E-01</text:p>
          </table:table-cell>
          <table:table-cell office:value-type="float" office:value="3.41248941571452" calcext:value-type="float">
            <text:p>3,41E+00</text:p>
          </table:table-cell>
          <table:table-cell office:value-type="float" office:value="0.303744696304087" calcext:value-type="float">
            <text:p>3,04E-01</text:p>
          </table:table-cell>
          <table:table-cell office:value-type="float" office:value="4.4424027878427" calcext:value-type="float">
            <text:p>4,44E+00</text:p>
          </table:table-cell>
          <table:table-cell office:value-type="float" office:value="0.161209606245796" calcext:value-type="float">
            <text:p>1,61E-01</text:p>
          </table:table-cell>
          <table:table-cell office:value-type="float" office:value="3.22338359030754" calcext:value-type="float">
            <text:p>3,22E+00</text:p>
          </table:table-cell>
          <table:table-cell office:value-type="float" office:value="0.242317286157295" calcext:value-type="float">
            <text:p>2,42E-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1.346625445056" calcext:value-type="float">
            <text:p>4,91E+02</text:p>
          </table:table-cell>
          <table:table-cell office:value-type="float" office:value="276.410939747812" calcext:value-type="float">
            <text:p>2,76E+02</text:p>
          </table:table-cell>
          <table:table-cell office:value-type="float" office:value="21076.0482378345" calcext:value-type="float">
            <text:p>2,11E+04</text:p>
          </table:table-cell>
          <table:table-cell office:value-type="float" office:value="21083.6785757836" calcext:value-type="float">
            <text:p>2,11E+04</text:p>
          </table:table-cell>
          <table:table-cell office:value-type="float" office:value="450956.28734524" calcext:value-type="float">
            <text:p>4,51E+05</text:p>
          </table:table-cell>
          <table:table-cell office:value-type="float" office:value="326470.274961247" calcext:value-type="float">
            <text:p>3,26E+05</text:p>
          </table:table-cell>
          <table:table-cell office:value-type="float" office:value="147.251232882511" calcext:value-type="float">
            <text:p>1,47E+02</text:p>
          </table:table-cell>
          <table:table-cell office:value-type="float" office:value="83.4700174590499" calcext:value-type="float">
            <text:p>8,35E+01</text:p>
          </table:table-cell>
          <table:table-cell office:value-type="float" office:value="344.928042014784" calcext:value-type="float">
            <text:p>3,45E+02</text:p>
          </table:table-cell>
          <table:table-cell office:value-type="float" office:value="372.988690142476" calcext:value-type="float">
            <text:p>3,73E+02</text:p>
          </table:table-cell>
          <table:table-cell office:value-type="float" office:value="10641758.3343534" calcext:value-type="float">
            <text:p>1,06E+07</text:p>
          </table:table-cell>
          <table:table-cell office:value-type="float" office:value="8705521.02736856" calcext:value-type="float">
            <text:p>8,71E+06</text:p>
          </table:table-cell>
          <table:table-cell office:value-type="float" office:value="1569.64394347422" calcext:value-type="float">
            <text:p>1,57E+03</text:p>
          </table:table-cell>
          <table:table-cell office:value-type="float" office:value="993.158777056383" calcext:value-type="float">
            <text:p>9,93E+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.7422520955999" calcext:value-type="float">
            <text:p>5,47E+01</text:p>
          </table:table-cell>
          <table:table-cell office:value-type="float" office:value="49.3976197829812" calcext:value-type="float">
            <text:p>4,94E+01</text:p>
          </table:table-cell>
          <table:table-cell office:value-type="float" office:value="1950.59801173467" calcext:value-type="float">
            <text:p>1,95E+03</text:p>
          </table:table-cell>
          <table:table-cell office:value-type="float" office:value="3914.91195553077" calcext:value-type="float">
            <text:p>3,91E+03</text:p>
          </table:table-cell>
          <table:table-cell office:value-type="float" office:value="122829.860807669" calcext:value-type="float">
            <text:p>1,23E+05</text:p>
          </table:table-cell>
          <table:table-cell office:value-type="float" office:value="199783.756658053" calcext:value-type="float">
            <text:p>2,00E+05</text:p>
          </table:table-cell>
          <table:table-cell office:value-type="float" office:value="21.3864619583571" calcext:value-type="float">
            <text:p>2,14E+01</text:p>
          </table:table-cell>
          <table:table-cell office:value-type="float" office:value="17.0356812022707" calcext:value-type="float">
            <text:p>1,70E+01</text:p>
          </table:table-cell>
          <table:table-cell office:value-type="float" office:value="26.3074238384509" calcext:value-type="float">
            <text:p>2,63E+01</text:p>
          </table:table-cell>
          <table:table-cell office:value-type="float" office:value="16.8530547057418" calcext:value-type="float">
            <text:p>1,69E+01</text:p>
          </table:table-cell>
          <table:table-cell office:value-type="float" office:value="120246109.913269" calcext:value-type="float">
            <text:p>1,20E+08</text:p>
          </table:table-cell>
          <table:table-cell office:value-type="float" office:value="85166455.5965502" calcext:value-type="float">
            <text:p>8,52E+07</text:p>
          </table:table-cell>
          <table:table-cell office:value-type="float" office:value="107.750749162708" calcext:value-type="float">
            <text:p>1,08E+02</text:p>
          </table:table-cell>
          <table:table-cell office:value-type="float" office:value="34.5326651543822" calcext:value-type="float">
            <text:p>3,45E+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45354389699427" calcext:value-type="float">
            <text:p>4,45E+00</text:p>
          </table:table-cell>
          <table:table-cell office:value-type="float" office:value="1.30718243384472" calcext:value-type="float">
            <text:p>1,31E+00</text:p>
          </table:table-cell>
          <table:table-cell office:value-type="float" office:value="5.35554933442405" calcext:value-type="float">
            <text:p>5,36E+00</text:p>
          </table:table-cell>
          <table:table-cell office:value-type="float" office:value="1.31099614061285" calcext:value-type="float">
            <text:p>1,31E+00</text:p>
          </table:table-cell>
          <table:table-cell office:value-type="float" office:value="8.74745942932905" calcext:value-type="float">
            <text:p>8,75E+00</text:p>
          </table:table-cell>
          <table:table-cell office:value-type="float" office:value="1.68387953555655" calcext:value-type="float">
            <text:p>1,68E+00</text:p>
          </table:table-cell>
          <table:table-cell office:value-type="float" office:value="0.730973544408362" calcext:value-type="float">
            <text:p>7,31E-01</text:p>
          </table:table-cell>
          <table:table-cell office:value-type="float" office:value="0.612542593430105" calcext:value-type="float">
            <text:p>6,13E-01</text:p>
          </table:table-cell>
          <table:table-cell office:value-type="float" office:value="4.43248844067464" calcext:value-type="float">
            <text:p>4,43E+00</text:p>
          </table:table-cell>
          <table:table-cell office:value-type="float" office:value="1.6142065609949" calcext:value-type="float">
            <text:p>1,61E+00</text:p>
          </table:table-cell>
          <table:table-cell office:value-type="float" office:value="97.559483054522" calcext:value-type="float">
            <text:p>9,76E+01</text:p>
          </table:table-cell>
          <table:table-cell office:value-type="float" office:value="42.2163402418162" calcext:value-type="float">
            <text:p>4,22E+01</text:p>
          </table:table-cell>
          <table:table-cell office:value-type="float" office:value="5.00903395684496" calcext:value-type="float">
            <text:p>5,01E+00</text:p>
          </table:table-cell>
          <table:table-cell office:value-type="float" office:value="1.05125827343533" calcext:value-type="float">
            <text:p>1,05E+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5880531956572" calcext:value-type="float">
            <text:p>5,16E+01</text:p>
          </table:table-cell>
          <table:table-cell office:value-type="float" office:value="34.278494565025" calcext:value-type="float">
            <text:p>3,43E+01</text:p>
          </table:table-cell>
          <table:table-cell office:value-type="float" office:value="7411.07475502618" calcext:value-type="float">
            <text:p>7,41E+03</text:p>
          </table:table-cell>
          <table:table-cell office:value-type="float" office:value="6914.43489151202" calcext:value-type="float">
            <text:p>6,91E+03</text:p>
          </table:table-cell>
          <table:table-cell office:value-type="float" office:value="64843.9662839499" calcext:value-type="float">
            <text:p>6,48E+04</text:p>
          </table:table-cell>
          <table:table-cell office:value-type="float" office:value="72411.294497554" calcext:value-type="float">
            <text:p>7,24E+04</text:p>
          </table:table-cell>
          <table:table-cell office:value-type="float" office:value="4.85870094253934" calcext:value-type="float">
            <text:p>4,86E+00</text:p>
          </table:table-cell>
          <table:table-cell office:value-type="float" office:value="4.08147171037967" calcext:value-type="float">
            <text:p>4,08E+00</text:p>
          </table:table-cell>
          <table:table-cell office:value-type="float" office:value="28.0444314499707" calcext:value-type="float">
            <text:p>2,80E+01</text:p>
          </table:table-cell>
          <table:table-cell office:value-type="float" office:value="21.8857384866312" calcext:value-type="float">
            <text:p>2,19E+01</text:p>
          </table:table-cell>
          <table:table-cell office:value-type="float" office:value="13739980.5367086" calcext:value-type="float">
            <text:p>1,37E+07</text:p>
          </table:table-cell>
          <table:table-cell office:value-type="float" office:value="11569631.5677262" calcext:value-type="float">
            <text:p>1,16E+07</text:p>
          </table:table-cell>
          <table:table-cell office:value-type="float" office:value="218.205251367144" calcext:value-type="float">
            <text:p>2,18E+02</text:p>
          </table:table-cell>
          <table:table-cell office:value-type="float" office:value="169.863349753717" calcext:value-type="float">
            <text:p>1,70E+02</text:p>
          </table:table-cell>
        </table:table-row>
      </table:table>
      <table:table table:name="D30" table:style-name="ta1">
        <table:table-column table:style-name="co3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ce1" office:value-type="string" calcext:value-type="string">
            <text:p>ICA Original</text:p>
          </table:table-cell>
          <table:table-cell table:style-name="ce1"/>
          <table:table-cell table:style-name="ce1" office:value-type="string" calcext:value-type="string">
            <text:p><text:s/>ICA BL mejor</text:p>
          </table:table-cell>
          <table:table-cell table:style-name="ce1"/>
          <table:table-cell table:style-name="ce1" office:value-type="string" calcext:value-type="string">
            <text:p>ICA BL todos</text:p>
          </table:table-cell>
          <table:table-cell table:style-name="ce1"/>
          <table:table-cell table:style-name="ce1" office:value-type="string" calcext:value-type="string">
            <text:p>ICA DE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0504.46135879" calcext:value-type="float">
            <text:p>1,99E+06</text:p>
          </table:table-cell>
          <table:table-cell office:value-type="float" office:value="2102599.94882711" calcext:value-type="float">
            <text:p>2,10E+06</text:p>
          </table:table-cell>
          <table:table-cell office:value-type="float" office:value="32749823.0562075" calcext:value-type="float">
            <text:p>3,27E+07</text:p>
          </table:table-cell>
          <table:table-cell office:value-type="float" office:value="13791194.5088314" calcext:value-type="float">
            <text:p>1,38E+07</text:p>
          </table:table-cell>
          <table:table-cell office:value-type="float" office:value="333053714.437227" calcext:value-type="float">
            <text:p>3,33E+08</text:p>
          </table:table-cell>
          <table:table-cell office:value-type="float" office:value="115702875.084081" calcext:value-type="float">
            <text:p>1,16E+08</text:p>
          </table:table-cell>
          <table:table-cell office:value-type="float" office:value="3412162.40527584" calcext:value-type="float">
            <text:p>3,41E+06</text:p>
          </table:table-cell>
          <table:table-cell office:value-type="float" office:value="2557934.07483342" calcext:value-type="float">
            <text:p>2,56E+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71.5520776885" calcext:value-type="float">
            <text:p>5,66E+04</text:p>
          </table:table-cell>
          <table:table-cell office:value-type="float" office:value="37734.9944562872" calcext:value-type="float">
            <text:p>3,77E+04</text:p>
          </table:table-cell>
          <table:table-cell office:value-type="float" office:value="93571114.1144138" calcext:value-type="float">
            <text:p>9,36E+07</text:p>
          </table:table-cell>
          <table:table-cell office:value-type="float" office:value="56421265.1430677" calcext:value-type="float">
            <text:p>5,64E+07</text:p>
          </table:table-cell>
          <table:table-cell office:value-type="float" office:value="22426752306.8298" calcext:value-type="float">
            <text:p>2,24E+10</text:p>
          </table:table-cell>
          <table:table-cell office:value-type="float" office:value="9139036100.57541" calcext:value-type="float">
            <text:p>9,14E+09</text:p>
          </table:table-cell>
          <table:table-cell office:value-type="float" office:value="9541.05736086988" calcext:value-type="float">
            <text:p>9,54E+03</text:p>
          </table:table-cell>
          <table:table-cell office:value-type="float" office:value="7047.95653060732" calcext:value-type="float">
            <text:p>7,05E+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5.915281842188" calcext:value-type="float">
            <text:p>7,56E+02</text:p>
          </table:table-cell>
          <table:table-cell office:value-type="float" office:value="872.006698162331" calcext:value-type="float">
            <text:p>8,72E+02</text:p>
          </table:table-cell>
          <table:table-cell office:value-type="float" office:value="68006.5472102028" calcext:value-type="float">
            <text:p>6,80E+04</text:p>
          </table:table-cell>
          <table:table-cell office:value-type="float" office:value="15122.6672839247" calcext:value-type="float">
            <text:p>1,51E+04</text:p>
          </table:table-cell>
          <table:table-cell office:value-type="float" office:value="161319.78524203" calcext:value-type="float">
            <text:p>1,61E+05</text:p>
          </table:table-cell>
          <table:table-cell office:value-type="float" office:value="30348.4489776663" calcext:value-type="float">
            <text:p>3,03E+04</text:p>
          </table:table-cell>
          <table:table-cell office:value-type="float" office:value="2744.91628782643" calcext:value-type="float">
            <text:p>2,74E+03</text:p>
          </table:table-cell>
          <table:table-cell office:value-type="float" office:value="1585.73915763997" calcext:value-type="float">
            <text:p>1,59E+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5710861493435" calcext:value-type="float">
            <text:p>9,66E+01</text:p>
          </table:table-cell>
          <table:table-cell office:value-type="float" office:value="52.5794196882753" calcext:value-type="float">
            <text:p>5,26E+01</text:p>
          </table:table-cell>
          <table:table-cell office:value-type="float" office:value="194.744273224928" calcext:value-type="float">
            <text:p>1,95E+02</text:p>
          </table:table-cell>
          <table:table-cell office:value-type="float" office:value="37.3673320616219" calcext:value-type="float">
            <text:p>3,74E+01</text:p>
          </table:table-cell>
          <table:table-cell office:value-type="float" office:value="2115.32854891774" calcext:value-type="float">
            <text:p>2,12E+03</text:p>
          </table:table-cell>
          <table:table-cell office:value-type="float" office:value="790.033375562519" calcext:value-type="float">
            <text:p>7,90E+02</text:p>
          </table:table-cell>
          <table:table-cell office:value-type="float" office:value="130.152225194236" calcext:value-type="float">
            <text:p>1,30E+02</text:p>
          </table:table-cell>
          <table:table-cell office:value-type="float" office:value="19.6557625747131" calcext:value-type="float">
            <text:p>1,97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3286226239993" calcext:value-type="float">
            <text:p>2,03E+01</text:p>
          </table:table-cell>
          <table:table-cell office:value-type="float" office:value="0.350499375844598" calcext:value-type="float">
            <text:p>3,50E-01</text:p>
          </table:table-cell>
          <table:table-cell office:value-type="float" office:value="20.496415934164" calcext:value-type="float">
            <text:p>2,05E+01</text:p>
          </table:table-cell>
          <table:table-cell office:value-type="float" office:value="0.309507574735471" calcext:value-type="float">
            <text:p>3,10E-01</text:p>
          </table:table-cell>
          <table:table-cell office:value-type="float" office:value="20.6360435339462" calcext:value-type="float">
            <text:p>2,06E+01</text:p>
          </table:table-cell>
          <table:table-cell office:value-type="float" office:value="0.272214143252084" calcext:value-type="float">
            <text:p>2,72E-01</text:p>
          </table:table-cell>
          <table:table-cell office:value-type="float" office:value="20.9385037576946" calcext:value-type="float">
            <text:p>2,09E+01</text:p>
          </table:table-cell>
          <table:table-cell office:value-type="float" office:value="0.0540637914281265" calcext:value-type="float">
            <text:p>5,41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9492193581814" calcext:value-type="float">
            <text:p>3,09E+01</text:p>
          </table:table-cell>
          <table:table-cell office:value-type="float" office:value="3.54722759633877" calcext:value-type="float">
            <text:p>3,55E+00</text:p>
          </table:table-cell>
          <table:table-cell office:value-type="float" office:value="31.5019227831573" calcext:value-type="float">
            <text:p>3,15E+01</text:p>
          </table:table-cell>
          <table:table-cell office:value-type="float" office:value="2.36266034743793" calcext:value-type="float">
            <text:p>2,36E+00</text:p>
          </table:table-cell>
          <table:table-cell office:value-type="float" office:value="37.3026848300962" calcext:value-type="float">
            <text:p>3,73E+01</text:p>
          </table:table-cell>
          <table:table-cell office:value-type="float" office:value="1.86113397250061" calcext:value-type="float">
            <text:p>1,86E+00</text:p>
          </table:table-cell>
          <table:table-cell office:value-type="float" office:value="9.80596140560709" calcext:value-type="float">
            <text:p>9,81E+00</text:p>
          </table:table-cell>
          <table:table-cell office:value-type="float" office:value="2.1387611678616" calcext:value-type="float">
            <text:p>2,14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2269088141106" calcext:value-type="float">
            <text:p>1,32E-01</text:p>
          </table:table-cell>
          <table:table-cell office:value-type="float" office:value="0.0655889182657965" calcext:value-type="float">
            <text:p>6,56E-02</text:p>
          </table:table-cell>
          <table:table-cell office:value-type="float" office:value="1.84656132227" calcext:value-type="float">
            <text:p>1,85E+00</text:p>
          </table:table-cell>
          <table:table-cell office:value-type="float" office:value="0.782602445774393" calcext:value-type="float">
            <text:p>7,83E-01</text:p>
          </table:table-cell>
          <table:table-cell office:value-type="float" office:value="199.597782479029" calcext:value-type="float">
            <text:p>2,00E+02</text:p>
          </table:table-cell>
          <table:table-cell office:value-type="float" office:value="53.1626471790564" calcext:value-type="float">
            <text:p>5,32E+01</text:p>
          </table:table-cell>
          <table:table-cell office:value-type="float" office:value="0.0370221350737211" calcext:value-type="float">
            <text:p>3,70E-02</text:p>
          </table:table-cell>
          <table:table-cell office:value-type="float" office:value="0.03177397827109" calcext:value-type="float">
            <text:p>3,18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.600446990675" calcext:value-type="float">
            <text:p>1,35E+02</text:p>
          </table:table-cell>
          <table:table-cell office:value-type="float" office:value="30.4614440511133" calcext:value-type="float">
            <text:p>3,05E+01</text:p>
          </table:table-cell>
          <table:table-cell office:value-type="float" office:value="139.806391980558" calcext:value-type="float">
            <text:p>1,40E+02</text:p>
          </table:table-cell>
          <table:table-cell office:value-type="float" office:value="23.011836557497" calcext:value-type="float">
            <text:p>2,30E+01</text:p>
          </table:table-cell>
          <table:table-cell office:value-type="float" office:value="139.839122928987" calcext:value-type="float">
            <text:p>1,40E+02</text:p>
          </table:table-cell>
          <table:table-cell office:value-type="float" office:value="28.55470948268" calcext:value-type="float">
            <text:p>2,86E+01</text:p>
          </table:table-cell>
          <table:table-cell office:value-type="float" office:value="54.7863311847893" calcext:value-type="float">
            <text:p>5,48E+01</text:p>
          </table:table-cell>
          <table:table-cell office:value-type="float" office:value="13.7120204644485" calcext:value-type="float">
            <text:p>1,37E+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.957840876541" calcext:value-type="float">
            <text:p>1,53E+02</text:p>
          </table:table-cell>
          <table:table-cell office:value-type="float" office:value="25.9812507513841" calcext:value-type="float">
            <text:p>2,60E+01</text:p>
          </table:table-cell>
          <table:table-cell office:value-type="float" office:value="160.728797225617" calcext:value-type="float">
            <text:p>1,61E+02</text:p>
          </table:table-cell>
          <table:table-cell office:value-type="float" office:value="24.6346730599291" calcext:value-type="float">
            <text:p>2,46E+01</text:p>
          </table:table-cell>
          <table:table-cell office:value-type="float" office:value="171.869500818988" calcext:value-type="float">
            <text:p>1,72E+02</text:p>
          </table:table-cell>
          <table:table-cell office:value-type="float" office:value="41.8853542238913" calcext:value-type="float">
            <text:p>4,19E+01</text:p>
          </table:table-cell>
          <table:table-cell office:value-type="float" office:value="57.0039527901633" calcext:value-type="float">
            <text:p>5,70E+01</text:p>
          </table:table-cell>
          <table:table-cell office:value-type="float" office:value="14.5647929629079" calcext:value-type="float">
            <text:p>1,46E+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6.66065507576" calcext:value-type="float">
            <text:p>3,66E+03</text:p>
          </table:table-cell>
          <table:table-cell office:value-type="float" office:value="719.442678089571" calcext:value-type="float">
            <text:p>7,19E+02</text:p>
          </table:table-cell>
          <table:table-cell office:value-type="float" office:value="4092.15963571367" calcext:value-type="float">
            <text:p>4,09E+03</text:p>
          </table:table-cell>
          <table:table-cell office:value-type="float" office:value="761.951962294821" calcext:value-type="float">
            <text:p>7,62E+02</text:p>
          </table:table-cell>
          <table:table-cell office:value-type="float" office:value="5543.78437856064" calcext:value-type="float">
            <text:p>5,54E+03</text:p>
          </table:table-cell>
          <table:table-cell office:value-type="float" office:value="885.749382691907" calcext:value-type="float">
            <text:p>8,86E+02</text:p>
          </table:table-cell>
          <table:table-cell office:value-type="float" office:value="1867.39660638745" calcext:value-type="float">
            <text:p>1,87E+03</text:p>
          </table:table-cell>
          <table:table-cell office:value-type="float" office:value="692.904246478359" calcext:value-type="float">
            <text:p>6,93E+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25.57113667913" calcext:value-type="float">
            <text:p>3,93E+03</text:p>
          </table:table-cell>
          <table:table-cell office:value-type="float" office:value="677.623132403799" calcext:value-type="float">
            <text:p>6,78E+02</text:p>
          </table:table-cell>
          <table:table-cell office:value-type="float" office:value="4583.96478807321" calcext:value-type="float">
            <text:p>4,58E+03</text:p>
          </table:table-cell>
          <table:table-cell office:value-type="float" office:value="738.657643469919" calcext:value-type="float">
            <text:p>7,39E+02</text:p>
          </table:table-cell>
          <table:table-cell office:value-type="float" office:value="6557.90968792996" calcext:value-type="float">
            <text:p>6,56E+03</text:p>
          </table:table-cell>
          <table:table-cell office:value-type="float" office:value="613.393098880806" calcext:value-type="float">
            <text:p>6,13E+02</text:p>
          </table:table-cell>
          <table:table-cell office:value-type="float" office:value="4266.85327440542" calcext:value-type="float">
            <text:p>4,27E+03</text:p>
          </table:table-cell>
          <table:table-cell office:value-type="float" office:value="1927.06019970559" calcext:value-type="float">
            <text:p>1,93E+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837733099269" calcext:value-type="float">
            <text:p>1,28E+00</text:p>
          </table:table-cell>
          <table:table-cell office:value-type="float" office:value="0.407355109594464" calcext:value-type="float">
            <text:p>4,07E-01</text:p>
          </table:table-cell>
          <table:table-cell office:value-type="float" office:value="1.49161688342478" calcext:value-type="float">
            <text:p>1,49E+00</text:p>
          </table:table-cell>
          <table:table-cell office:value-type="float" office:value="0.550130856499286" calcext:value-type="float">
            <text:p>5,50E-01</text:p>
          </table:table-cell>
          <table:table-cell office:value-type="float" office:value="3.03933423572405" calcext:value-type="float">
            <text:p>3,04E+00</text:p>
          </table:table-cell>
          <table:table-cell office:value-type="float" office:value="0.50349380400453" calcext:value-type="float">
            <text:p>5,03E-01</text:p>
          </table:table-cell>
          <table:table-cell office:value-type="float" office:value="2.39646337449426" calcext:value-type="float">
            <text:p>2,40E+00</text:p>
          </table:table-cell>
          <table:table-cell office:value-type="float" office:value="0.221892749373565" calcext:value-type="float">
            <text:p>2,22E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7767638974701" calcext:value-type="float">
            <text:p>4,78E-01</text:p>
          </table:table-cell>
          <table:table-cell office:value-type="float" office:value="0.163011870723862" calcext:value-type="float">
            <text:p>1,63E-01</text:p>
          </table:table-cell>
          <table:table-cell office:value-type="float" office:value="0.491948884669491" calcext:value-type="float">
            <text:p>4,92E-01</text:p>
          </table:table-cell>
          <table:table-cell office:value-type="float" office:value="0.14758829191114" calcext:value-type="float">
            <text:p>1,48E-01</text:p>
          </table:table-cell>
          <table:table-cell office:value-type="float" office:value="4.89114071192441" calcext:value-type="float">
            <text:p>4,89E+00</text:p>
          </table:table-cell>
          <table:table-cell office:value-type="float" office:value="0.672419894280551" calcext:value-type="float">
            <text:p>6,72E-01</text:p>
          </table:table-cell>
          <table:table-cell office:value-type="float" office:value="0.316840033352782" calcext:value-type="float">
            <text:p>3,17E-01</text:p>
          </table:table-cell>
          <table:table-cell office:value-type="float" office:value="0.0764438970255839" calcext:value-type="float">
            <text:p>7,64E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8805686788592" calcext:value-type="float">
            <text:p>2,89E-01</text:p>
          </table:table-cell>
          <table:table-cell office:value-type="float" office:value="0.0316527395895148" calcext:value-type="float">
            <text:p>3,17E-02</text:p>
          </table:table-cell>
          <table:table-cell office:value-type="float" office:value="0.277055980252489" calcext:value-type="float">
            <text:p>2,77E-01</text:p>
          </table:table-cell>
          <table:table-cell office:value-type="float" office:value="0.0407674165348599" calcext:value-type="float">
            <text:p>4,08E-02</text:p>
          </table:table-cell>
          <table:table-cell office:value-type="float" office:value="114.935954324074" calcext:value-type="float">
            <text:p>1,15E+02</text:p>
          </table:table-cell>
          <table:table-cell office:value-type="float" office:value="30.548747671462" calcext:value-type="float">
            <text:p>3,05E+01</text:p>
          </table:table-cell>
          <table:table-cell office:value-type="float" office:value="0.348457273607946" calcext:value-type="float">
            <text:p>3,48E-01</text:p>
          </table:table-cell>
          <table:table-cell office:value-type="float" office:value="0.158177980199888" calcext:value-type="float">
            <text:p>1,58E-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5367659498595" calcext:value-type="float">
            <text:p>2,55E+01</text:p>
          </table:table-cell>
          <table:table-cell office:value-type="float" office:value="10.3308032509871" calcext:value-type="float">
            <text:p>1,03E+01</text:p>
          </table:table-cell>
          <table:table-cell office:value-type="float" office:value="46.4605143998394" calcext:value-type="float">
            <text:p>4,65E+01</text:p>
          </table:table-cell>
          <table:table-cell office:value-type="float" office:value="20.2746456298848" calcext:value-type="float">
            <text:p>2,03E+01</text:p>
          </table:table-cell>
          <table:table-cell office:value-type="float" office:value="45378.689127629" calcext:value-type="float">
            <text:p>4,54E+04</text:p>
          </table:table-cell>
          <table:table-cell office:value-type="float" office:value="27686.2238481881" calcext:value-type="float">
            <text:p>2,77E+04</text:p>
          </table:table-cell>
          <table:table-cell office:value-type="float" office:value="8.86018588246651" calcext:value-type="float">
            <text:p>8,86E+00</text:p>
          </table:table-cell>
          <table:table-cell office:value-type="float" office:value="4.11403614755824" calcext:value-type="float">
            <text:p>4,11E+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5486266442716" calcext:value-type="float">
            <text:p>1,25E+01</text:p>
          </table:table-cell>
          <table:table-cell office:value-type="float" office:value="0.379642730369021" calcext:value-type="float">
            <text:p>3,80E-01</text:p>
          </table:table-cell>
          <table:table-cell office:value-type="float" office:value="12.6156309142425" calcext:value-type="float">
            <text:p>1,26E+01</text:p>
          </table:table-cell>
          <table:table-cell office:value-type="float" office:value="0.387011135339443" calcext:value-type="float">
            <text:p>3,87E-01</text:p>
          </table:table-cell>
          <table:table-cell office:value-type="float" office:value="13.42040385365" calcext:value-type="float">
            <text:p>1,34E+01</text:p>
          </table:table-cell>
          <table:table-cell office:value-type="float" office:value="0.246392097500492" calcext:value-type="float">
            <text:p>2,46E-01</text:p>
          </table:table-cell>
          <table:table-cell office:value-type="float" office:value="11.0807611551573" calcext:value-type="float">
            <text:p>1,11E+01</text:p>
          </table:table-cell>
          <table:table-cell office:value-type="float" office:value="0.484597421506281" calcext:value-type="float">
            <text:p>4,85E-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87.3408675919" calcext:value-type="float">
            <text:p>1,37E+04</text:p>
          </table:table-cell>
          <table:table-cell office:value-type="float" office:value="14633.167640184" calcext:value-type="float">
            <text:p>1,46E+04</text:p>
          </table:table-cell>
          <table:table-cell office:value-type="float" office:value="923034.586410079" calcext:value-type="float">
            <text:p>9,23E+05</text:p>
          </table:table-cell>
          <table:table-cell office:value-type="float" office:value="624499.3384162" calcext:value-type="float">
            <text:p>6,24E+05</text:p>
          </table:table-cell>
          <table:table-cell office:value-type="float" office:value="13045886.4903059" calcext:value-type="float">
            <text:p>1,30E+07</text:p>
          </table:table-cell>
          <table:table-cell office:value-type="float" office:value="8159629.67780794" calcext:value-type="float">
            <text:p>8,16E+06</text:p>
          </table:table-cell>
          <table:table-cell office:value-type="float" office:value="22989.2904056619" calcext:value-type="float">
            <text:p>2,30E+04</text:p>
          </table:table-cell>
          <table:table-cell office:value-type="float" office:value="26128.6862134112" calcext:value-type="float">
            <text:p>2,61E+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9.917999196116" calcext:value-type="float">
            <text:p>2,90E+02</text:p>
          </table:table-cell>
          <table:table-cell office:value-type="float" office:value="121.309757480834" calcext:value-type="float">
            <text:p>1,21E+02</text:p>
          </table:table-cell>
          <table:table-cell office:value-type="float" office:value="12523.9813327283" calcext:value-type="float">
            <text:p>1,25E+04</text:p>
          </table:table-cell>
          <table:table-cell office:value-type="float" office:value="28171.3822750055" calcext:value-type="float">
            <text:p>2,82E+04</text:p>
          </table:table-cell>
          <table:table-cell office:value-type="float" office:value="56706802.3630872" calcext:value-type="float">
            <text:p>5,67E+07</text:p>
          </table:table-cell>
          <table:table-cell office:value-type="float" office:value="49569452.4259164" calcext:value-type="float">
            <text:p>4,96E+07</text:p>
          </table:table-cell>
          <table:table-cell office:value-type="float" office:value="268.668102117809" calcext:value-type="float">
            <text:p>2,69E+02</text:p>
          </table:table-cell>
          <table:table-cell office:value-type="float" office:value="584.787202822897" calcext:value-type="float">
            <text:p>5,85E+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868552086644" calcext:value-type="float">
            <text:p>2,39E+01</text:p>
          </table:table-cell>
          <table:table-cell office:value-type="float" office:value="16.9039430391323" calcext:value-type="float">
            <text:p>1,69E+01</text:p>
          </table:table-cell>
          <table:table-cell office:value-type="float" office:value="23.6925480591256" calcext:value-type="float">
            <text:p>2,37E+01</text:p>
          </table:table-cell>
          <table:table-cell office:value-type="float" office:value="15.6687140170428" calcext:value-type="float">
            <text:p>1,57E+01</text:p>
          </table:table-cell>
          <table:table-cell office:value-type="float" office:value="199.247344455483" calcext:value-type="float">
            <text:p>1,99E+02</text:p>
          </table:table-cell>
          <table:table-cell office:value-type="float" office:value="67.5880326217705" calcext:value-type="float">
            <text:p>6,76E+01</text:p>
          </table:table-cell>
          <table:table-cell office:value-type="float" office:value="10.1566838860621" calcext:value-type="float">
            <text:p>1,02E+01</text:p>
          </table:table-cell>
          <table:table-cell office:value-type="float" office:value="1.74853956226299" calcext:value-type="float">
            <text:p>1,75E+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3.987243910745" calcext:value-type="float">
            <text:p>4,94E+02</text:p>
          </table:table-cell>
          <table:table-cell office:value-type="float" office:value="133.487684342941" calcext:value-type="float">
            <text:p>1,33E+02</text:p>
          </table:table-cell>
          <table:table-cell office:value-type="float" office:value="20671.7283597696" calcext:value-type="float">
            <text:p>2,07E+04</text:p>
          </table:table-cell>
          <table:table-cell office:value-type="float" office:value="11969.9710545404" calcext:value-type="float">
            <text:p>1,20E+04</text:p>
          </table:table-cell>
          <table:table-cell office:value-type="float" office:value="315626.303198691" calcext:value-type="float">
            <text:p>3,16E+05</text:p>
          </table:table-cell>
          <table:table-cell office:value-type="float" office:value="227651.760552471" calcext:value-type="float">
            <text:p>2,28E+05</text:p>
          </table:table-cell>
          <table:table-cell office:value-type="float" office:value="642.18249317141" calcext:value-type="float">
            <text:p>6,42E+02</text:p>
          </table:table-cell>
          <table:table-cell office:value-type="float" office:value="742.429332287862" calcext:value-type="float">
            <text:p>7,42E+02</text:p>
          </table:table-cell>
        </table:table-row>
      </table:table>
      <table:table table:name="Resumen" table:style-name="ta1">
        <table:table-column table:style-name="co4" table:default-cell-style-name="Default"/>
        <table:table-column table:style-name="co2" table:number-columns-repeated="2" table:default-cell-style-name="ce2"/>
        <table:table-column table:style-name="co5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6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Dimensión 10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covered-table-cell/>
          <table:table-cell table:style-name="ce3" office:value-type="string" calcext:value-type="string" table:number-columns-spanned="6" table:number-rows-spanned="1">
            <text:p>Dimensión 30</text:p>
          </table:table-cell>
          <table:covered-table-cell table:style-name="ce1"/>
          <table:covered-table-cell/>
          <table:covered-table-cell table:number-columns-repeated="2" table:style-name="ce1"/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CA Original</text:p>
          </table:table-cell>
          <table:covered-table-cell table:style-name="ce1"/>
          <table:covered-table-cell/>
          <table:table-cell table:style-name="ce3" office:value-type="string" calcext:value-type="string" table:number-columns-spanned="3" table:number-rows-spanned="1">
            <text:p>ICA DE</text:p>
          </table:table-cell>
          <table:covered-table-cell table:style-name="ce1"/>
          <table:covered-table-cell/>
          <table:table-cell table:style-name="ce3" office:value-type="string" calcext:value-type="string" table:number-columns-spanned="3" table:number-rows-spanned="1">
            <text:p>ICA Original</text:p>
          </table:table-cell>
          <table:covered-table-cell table:style-name="ce3"/>
          <table:covered-table-cell table:style-name="ce4"/>
          <table:table-cell table:style-name="ce3" office:value-type="string" calcext:value-type="string" table:number-columns-spanned="3" table:number-rows-spanned="1">
            <text:p>ICA DE</text:p>
          </table:table-cell>
          <table:covered-table-cell table:style-name="ce3"/>
          <table:covered-table-cell table:style-name="ce4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Posición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Posición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Posición</text:p>
          </table:table-cell>
          <table:table-cell table:style-name="ce1" office:value-type="string" calcext:value-type="string">
            <text:p><text:s/>Media</text:p>
          </table:table-cell>
          <table:table-cell table:style-name="ce1" office:value-type="string" calcext:value-type="string">
            <text:p><text:s/>stddev</text:p>
          </table:table-cell>
          <table:table-cell table:style-name="ce1" office:value-type="string" calcext:value-type="string">
            <text:p>Posi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07.7457428734" calcext:value-type="float">
            <text:p>4,81E+04</text:p>
          </table:table-cell>
          <table:table-cell office:value-type="float" office:value="83716.5087059786" calcext:value-type="float">
            <text:p>8,37E+04</text:p>
          </table:table-cell>
          <table:table-cell office:value-type="float" office:value="13" calcext:value-type="float">
            <text:p>13</text:p>
          </table:table-cell>
          <table:table-cell office:value-type="float" office:value="424.713890709704" calcext:value-type="float">
            <text:p>4,25E+02</text:p>
          </table:table-cell>
          <table:table-cell office:value-type="float" office:value="1102.4442859685" calcext:value-type="float">
            <text:p>1,10E+03</text:p>
          </table:table-cell>
          <table:table-cell office:value-type="float" office:value="8" calcext:value-type="float">
            <text:p>8</text:p>
          </table:table-cell>
          <table:table-cell office:value-type="float" office:value="1990504.46135879" calcext:value-type="float">
            <text:p>1,99E+06</text:p>
          </table:table-cell>
          <table:table-cell office:value-type="float" office:value="2102599.94882711" calcext:value-type="float">
            <text:p>2,10E+06</text:p>
          </table:table-cell>
          <table:table-cell office:value-type="float" office:value="13" calcext:value-type="float">
            <text:p>13</text:p>
          </table:table-cell>
          <table:table-cell office:value-type="float" office:value="3412162.40527584" calcext:value-type="float">
            <text:p>3,41E+06</text:p>
          </table:table-cell>
          <table:table-cell office:value-type="float" office:value="2557934.07483342" calcext:value-type="float">
            <text:p>2,56E+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8.628537685035" calcext:value-type="float">
            <text:p>3,79E+02</text:p>
          </table:table-cell>
          <table:table-cell office:value-type="float" office:value="1573.97386178982" calcext:value-type="float">
            <text:p>1,57E+03</text:p>
          </table:table-cell>
          <table:table-cell office:value-type="float" office:value="13" calcext:value-type="float">
            <text:p>13</text:p>
          </table:table-cell>
          <table:table-cell office:value-type="float" office:value="1.7048537480694" calcext:value-type="float">
            <text:p>1,70E+00</text:p>
          </table:table-cell>
          <table:table-cell office:value-type="float" office:value="7.66445827653055" calcext:value-type="float">
            <text:p>7,66E+00</text:p>
          </table:table-cell>
          <table:table-cell office:value-type="float" office:value="11" calcext:value-type="float">
            <text:p>11</text:p>
          </table:table-cell>
          <table:table-cell office:value-type="float" office:value="56571.5520776885" calcext:value-type="float">
            <text:p>5,66E+04</text:p>
          </table:table-cell>
          <table:table-cell office:value-type="float" office:value="37734.9944562872" calcext:value-type="float">
            <text:p>3,77E+04</text:p>
          </table:table-cell>
          <table:table-cell office:value-type="float" office:value="14" calcext:value-type="float">
            <text:p>14</text:p>
          </table:table-cell>
          <table:table-cell office:value-type="float" office:value="9541.05736086988" calcext:value-type="float">
            <text:p>9,54E+03</text:p>
          </table:table-cell>
          <table:table-cell office:value-type="float" office:value="7047.95653060732" calcext:value-type="float">
            <text:p>7,05E+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4017053342332" calcext:value-type="float">
            <text:p>3,34E+00</text:p>
          </table:table-cell>
          <table:table-cell office:value-type="float" office:value="4.98845745912517" calcext:value-type="float">
            <text:p>4,99E+00</text:p>
          </table:table-cell>
          <table:table-cell office:value-type="float" office:value="11" calcext:value-type="float">
            <text:p>11</text:p>
          </table:table-cell>
          <table:table-cell office:value-type="float" office:value="0.898155273878363" calcext:value-type="float">
            <text:p>8,98E-01</text:p>
          </table:table-cell>
          <table:table-cell office:value-type="float" office:value="1.86757645151831" calcext:value-type="float">
            <text:p>1,87E+00</text:p>
          </table:table-cell>
          <table:table-cell office:value-type="float" office:value="10" calcext:value-type="float">
            <text:p>10</text:p>
          </table:table-cell>
          <table:table-cell office:value-type="float" office:value="755.915281842188" calcext:value-type="float">
            <text:p>7,56E+02</text:p>
          </table:table-cell>
          <table:table-cell office:value-type="float" office:value="872.006698162331" calcext:value-type="float">
            <text:p>8,72E+02</text:p>
          </table:table-cell>
          <table:table-cell office:value-type="float" office:value="11" calcext:value-type="float">
            <text:p>11</text:p>
          </table:table-cell>
          <table:table-cell office:value-type="float" office:value="2744.91628782643" calcext:value-type="float">
            <text:p>2,74E+03</text:p>
          </table:table-cell>
          <table:table-cell office:value-type="float" office:value="1585.73915763997" calcext:value-type="float">
            <text:p>1,59E+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7310654128151" calcext:value-type="float">
            <text:p>1,87E+01</text:p>
          </table:table-cell>
          <table:table-cell office:value-type="float" office:value="17.1019506419452" calcext:value-type="float">
            <text:p>1,71E+01</text:p>
          </table:table-cell>
          <table:table-cell office:value-type="float" office:value="11" calcext:value-type="float">
            <text:p>11</text:p>
          </table:table-cell>
          <table:table-cell office:value-type="float" office:value="18.5273813664962" calcext:value-type="float">
            <text:p>1,85E+01</text:p>
          </table:table-cell>
          <table:table-cell office:value-type="float" office:value="17.3129892596892" calcext:value-type="float">
            <text:p>1,73E+01</text:p>
          </table:table-cell>
          <table:table-cell office:value-type="float" office:value="11" calcext:value-type="float">
            <text:p>11</text:p>
          </table:table-cell>
          <table:table-cell office:value-type="float" office:value="96.5710861493435" calcext:value-type="float">
            <text:p>9,66E+01</text:p>
          </table:table-cell>
          <table:table-cell office:value-type="float" office:value="52.5794196882753" calcext:value-type="float">
            <text:p>5,26E+01</text:p>
          </table:table-cell>
          <table:table-cell office:value-type="float" office:value="14" calcext:value-type="float">
            <text:p>14</text:p>
          </table:table-cell>
          <table:table-cell office:value-type="float" office:value="130.152225194236" calcext:value-type="float">
            <text:p>1,30E+02</text:p>
          </table:table-cell>
          <table:table-cell office:value-type="float" office:value="19.6557625747131" calcext:value-type="float">
            <text:p>1,97E+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800679671646" calcext:value-type="float">
            <text:p>2,01E+01</text:p>
          </table:table-cell>
          <table:table-cell office:value-type="float" office:value="0.11287753882276" calcext:value-type="float">
            <text:p>1,13E-01</text:p>
          </table:table-cell>
          <table:table-cell office:value-type="float" office:value="14" calcext:value-type="float">
            <text:p>14</text:p>
          </table:table-cell>
          <table:table-cell office:value-type="float" office:value="19.4644598532436" calcext:value-type="float">
            <text:p>1,95E+01</text:p>
          </table:table-cell>
          <table:table-cell office:value-type="float" office:value="4.0559233455128" calcext:value-type="float">
            <text:p>4,06E+00</text:p>
          </table:table-cell>
          <table:table-cell office:value-type="float" office:value="8" calcext:value-type="float">
            <text:p>8</text:p>
          </table:table-cell>
          <table:table-cell office:value-type="float" office:value="20.3286226239993" calcext:value-type="float">
            <text:p>2,03E+01</text:p>
          </table:table-cell>
          <table:table-cell office:value-type="float" office:value="0.350499375844598" calcext:value-type="float">
            <text:p>3,50E-01</text:p>
          </table:table-cell>
          <table:table-cell office:value-type="float" office:value="12" calcext:value-type="float">
            <text:p>12</text:p>
          </table:table-cell>
          <table:table-cell office:value-type="float" office:value="20.9385037576946" calcext:value-type="float">
            <text:p>2,09E+01</text:p>
          </table:table-cell>
          <table:table-cell office:value-type="float" office:value="0.0540637914281265" calcext:value-type="float">
            <text:p>5,41E-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8934669198891" calcext:value-type="float">
            <text:p>5,29E+00</text:p>
          </table:table-cell>
          <table:table-cell office:value-type="float" office:value="1.60429434379651" calcext:value-type="float">
            <text:p>1,60E+00</text:p>
          </table:table-cell>
          <table:table-cell office:value-type="float" office:value="17" calcext:value-type="float">
            <text:p>17</text:p>
          </table:table-cell>
          <table:table-cell office:value-type="float" office:value="0.15234284706351" calcext:value-type="float">
            <text:p>1,52E-01</text:p>
          </table:table-cell>
          <table:table-cell office:value-type="float" office:value="0.418082850957844" calcext:value-type="float">
            <text:p>4,18E-01</text:p>
          </table:table-cell>
          <table:table-cell office:value-type="float" office:value="10" calcext:value-type="float">
            <text:p>10</text:p>
          </table:table-cell>
          <table:table-cell office:value-type="float" office:value="30.9492193581814" calcext:value-type="float">
            <text:p>3,09E+01</text:p>
          </table:table-cell>
          <table:table-cell office:value-type="float" office:value="3.54722759633877" calcext:value-type="float">
            <text:p>3,55E+00</text:p>
          </table:table-cell>
          <table:table-cell office:value-type="float" office:value="17" calcext:value-type="float">
            <text:p>17</text:p>
          </table:table-cell>
          <table:table-cell office:value-type="float" office:value="9.80596140560709" calcext:value-type="float">
            <text:p>9,81E+00</text:p>
          </table:table-cell>
          <table:table-cell office:value-type="float" office:value="2.1387611678616" calcext:value-type="float">
            <text:p>2,14E+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4044901364937" calcext:value-type="float">
            <text:p>3,64E-01</text:p>
          </table:table-cell>
          <table:table-cell office:value-type="float" office:value="0.217116290708921" calcext:value-type="float">
            <text:p>2,17E-01</text:p>
          </table:table-cell>
          <table:table-cell office:value-type="float" office:value="14" calcext:value-type="float">
            <text:p>14</text:p>
          </table:table-cell>
          <table:table-cell office:value-type="float" office:value="0.0539242548204447" calcext:value-type="float">
            <text:p>5,39E-02</text:p>
          </table:table-cell>
          <table:table-cell office:value-type="float" office:value="0.026982756230588" calcext:value-type="float">
            <text:p>2,70E-02</text:p>
          </table:table-cell>
          <table:table-cell office:value-type="float" office:value="10" calcext:value-type="float">
            <text:p>10</text:p>
          </table:table-cell>
          <table:table-cell office:value-type="float" office:value="0.132269088141106" calcext:value-type="float">
            <text:p>1,32E-01</text:p>
          </table:table-cell>
          <table:table-cell office:value-type="float" office:value="0.0655889182657965" calcext:value-type="float">
            <text:p>6,56E-02</text:p>
          </table:table-cell>
          <table:table-cell office:value-type="float" office:value="12" calcext:value-type="float">
            <text:p>12</text:p>
          </table:table-cell>
          <table:table-cell office:value-type="float" office:value="0.0370221350737211" calcext:value-type="float">
            <text:p>3,70E-02</text:p>
          </table:table-cell>
          <table:table-cell office:value-type="float" office:value="0.03177397827109" calcext:value-type="float">
            <text:p>3,18E-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0566185594366" calcext:value-type="float">
            <text:p>2,51E+01</text:p>
          </table:table-cell>
          <table:table-cell office:value-type="float" office:value="9.35447987730554" calcext:value-type="float">
            <text:p>9,35E+00</text:p>
          </table:table-cell>
          <table:table-cell office:value-type="float" office:value="17" calcext:value-type="float">
            <text:p>17</text:p>
          </table:table-cell>
          <table:table-cell office:value-type="float" office:value="3.98819884556892" calcext:value-type="float">
            <text:p>3,99E+00</text:p>
          </table:table-cell>
          <table:table-cell office:value-type="float" office:value="1.90487256656501" calcext:value-type="float">
            <text:p>1,90E+00</text:p>
          </table:table-cell>
          <table:table-cell office:value-type="float" office:value="10" calcext:value-type="float">
            <text:p>10</text:p>
          </table:table-cell>
          <table:table-cell office:value-type="float" office:value="134.600446990675" calcext:value-type="float">
            <text:p>1,35E+02</text:p>
          </table:table-cell>
          <table:table-cell office:value-type="float" office:value="30.4614440511133" calcext:value-type="float">
            <text:p>3,05E+01</text:p>
          </table:table-cell>
          <table:table-cell office:value-type="float" office:value="17" calcext:value-type="float">
            <text:p>17</text:p>
          </table:table-cell>
          <table:table-cell office:value-type="float" office:value="54.7863311847893" calcext:value-type="float">
            <text:p>5,48E+01</text:p>
          </table:table-cell>
          <table:table-cell office:value-type="float" office:value="13.7120204644485" calcext:value-type="float">
            <text:p>1,37E+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3642812471244" calcext:value-type="float">
            <text:p>2,44E+01</text:p>
          </table:table-cell>
          <table:table-cell office:value-type="float" office:value="9.36103419925642" calcext:value-type="float">
            <text:p>9,36E+00</text:p>
          </table:table-cell>
          <table:table-cell office:value-type="float" office:value="17" calcext:value-type="float">
            <text:p>17</text:p>
          </table:table-cell>
          <table:table-cell office:value-type="float" office:value="8.51685255529701" calcext:value-type="float">
            <text:p>8,52E+00</text:p>
          </table:table-cell>
          <table:table-cell office:value-type="float" office:value="5.0820771621874" calcext:value-type="float">
            <text:p>5,08E+00</text:p>
          </table:table-cell>
          <table:table-cell office:value-type="float" office:value="9" calcext:value-type="float">
            <text:p>9</text:p>
          </table:table-cell>
          <table:table-cell office:value-type="float" office:value="152.957840876541" calcext:value-type="float">
            <text:p>1,53E+02</text:p>
          </table:table-cell>
          <table:table-cell office:value-type="float" office:value="25.9812507513841" calcext:value-type="float">
            <text:p>2,60E+01</text:p>
          </table:table-cell>
          <table:table-cell office:value-type="float" office:value="17" calcext:value-type="float">
            <text:p>17</text:p>
          </table:table-cell>
          <table:table-cell office:value-type="float" office:value="57.0039527901633" calcext:value-type="float">
            <text:p>5,70E+01</text:p>
          </table:table-cell>
          <table:table-cell office:value-type="float" office:value="14.5647929629079" calcext:value-type="float">
            <text:p>1,46E+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2.462295768632" calcext:value-type="float">
            <text:p>6,92E+02</text:p>
          </table:table-cell>
          <table:table-cell office:value-type="float" office:value="280.896040704314" calcext:value-type="float">
            <text:p>2,81E+02</text:p>
          </table:table-cell>
          <table:table-cell office:value-type="float" office:value="17" calcext:value-type="float">
            <text:p>17</text:p>
          </table:table-cell>
          <table:table-cell office:value-type="float" office:value="182.693997603633" calcext:value-type="float">
            <text:p>1,83E+02</text:p>
          </table:table-cell>
          <table:table-cell office:value-type="float" office:value="102.951687061719" calcext:value-type="float">
            <text:p>1,03E+02</text:p>
          </table:table-cell>
          <table:table-cell office:value-type="float" office:value="13" calcext:value-type="float">
            <text:p>13</text:p>
          </table:table-cell>
          <table:table-cell office:value-type="float" office:value="3656.66065507576" calcext:value-type="float">
            <text:p>3,66E+03</text:p>
          </table:table-cell>
          <table:table-cell office:value-type="float" office:value="719.442678089571" calcext:value-type="float">
            <text:p>7,19E+02</text:p>
          </table:table-cell>
          <table:table-cell office:value-type="float" office:value="17" calcext:value-type="float">
            <text:p>17</text:p>
          </table:table-cell>
          <table:table-cell office:value-type="float" office:value="1867.39660638745" calcext:value-type="float">
            <text:p>1,87E+03</text:p>
          </table:table-cell>
          <table:table-cell office:value-type="float" office:value="692.904246478359" calcext:value-type="float">
            <text:p>6,93E+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1.136455492047" calcext:value-type="float">
            <text:p>8,31E+02</text:p>
          </table:table-cell>
          <table:table-cell office:value-type="float" office:value="217.180166340984" calcext:value-type="float">
            <text:p>2,17E+02</text:p>
          </table:table-cell>
          <table:table-cell office:value-type="float" office:value="17" calcext:value-type="float">
            <text:p>17</text:p>
          </table:table-cell>
          <table:table-cell office:value-type="float" office:value="359.104854107453" calcext:value-type="float">
            <text:p>3,59E+02</text:p>
          </table:table-cell>
          <table:table-cell office:value-type="float" office:value="299.984099111799" calcext:value-type="float">
            <text:p>3,00E+02</text:p>
          </table:table-cell>
          <table:table-cell office:value-type="float" office:value="11" calcext:value-type="float">
            <text:p>11</text:p>
          </table:table-cell>
          <table:table-cell office:value-type="float" office:value="3925.57113667913" calcext:value-type="float">
            <text:p>3,93E+03</text:p>
          </table:table-cell>
          <table:table-cell office:value-type="float" office:value="677.623132403799" calcext:value-type="float">
            <text:p>6,78E+02</text:p>
          </table:table-cell>
          <table:table-cell office:value-type="float" office:value="16" calcext:value-type="float">
            <text:p>16</text:p>
          </table:table-cell>
          <table:table-cell office:value-type="float" office:value="4266.85327440542" calcext:value-type="float">
            <text:p>4,27E+03</text:p>
          </table:table-cell>
          <table:table-cell office:value-type="float" office:value="1927.06019970559" calcext:value-type="float">
            <text:p>1,93E+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13164676510041" calcext:value-type="float">
            <text:p>5,13E-01</text:p>
          </table:table-cell>
          <table:table-cell office:value-type="float" office:value="0.227619537734229" calcext:value-type="float">
            <text:p>2,28E-01</text:p>
          </table:table-cell>
          <table:table-cell office:value-type="float" office:value="14" calcext:value-type="float">
            <text:p>14</text:p>
          </table:table-cell>
          <table:table-cell office:value-type="float" office:value="0.894694806611242" calcext:value-type="float">
            <text:p>8,95E-01</text:p>
          </table:table-cell>
          <table:table-cell office:value-type="float" office:value="0.178557888746158" calcext:value-type="float">
            <text:p>1,79E-01</text:p>
          </table:table-cell>
          <table:table-cell office:value-type="float" office:value="15" calcext:value-type="float">
            <text:p>15</text:p>
          </table:table-cell>
          <table:table-cell office:value-type="float" office:value="1.2837733099269" calcext:value-type="float">
            <text:p>1,28E+00</text:p>
          </table:table-cell>
          <table:table-cell office:value-type="float" office:value="0.407355109594464" calcext:value-type="float">
            <text:p>4,07E-01</text:p>
          </table:table-cell>
          <table:table-cell office:value-type="float" office:value="15" calcext:value-type="float">
            <text:p>15</text:p>
          </table:table-cell>
          <table:table-cell office:value-type="float" office:value="2.39646337449426" calcext:value-type="float">
            <text:p>2,40E+00</text:p>
          </table:table-cell>
          <table:table-cell office:value-type="float" office:value="0.221892749373565" calcext:value-type="float">
            <text:p>2,22E-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754375073524" calcext:value-type="float">
            <text:p>2,58E-01</text:p>
          </table:table-cell>
          <table:table-cell office:value-type="float" office:value="0.106175119605449" calcext:value-type="float">
            <text:p>1,06E-01</text:p>
          </table:table-cell>
          <table:table-cell office:value-type="float" office:value="12" calcext:value-type="float">
            <text:p>12</text:p>
          </table:table-cell>
          <table:table-cell office:value-type="float" office:value="0.113376611978429" calcext:value-type="float">
            <text:p>1,13E-01</text:p>
          </table:table-cell>
          <table:table-cell office:value-type="float" office:value="0.0532773922319953" calcext:value-type="float">
            <text:p>5,33E-02</text:p>
          </table:table-cell>
          <table:table-cell office:value-type="float" office:value="9" calcext:value-type="float">
            <text:p>9</text:p>
          </table:table-cell>
          <table:table-cell office:value-type="float" office:value="0.477767638974701" calcext:value-type="float">
            <text:p>4,78E-01</text:p>
          </table:table-cell>
          <table:table-cell office:value-type="float" office:value="0.163011870723862" calcext:value-type="float">
            <text:p>1,63E-01</text:p>
          </table:table-cell>
          <table:table-cell office:value-type="float" office:value="12" calcext:value-type="float">
            <text:p>12</text:p>
          </table:table-cell>
          <table:table-cell office:value-type="float" office:value="0.316840033352782" calcext:value-type="float">
            <text:p>3,17E-01</text:p>
          </table:table-cell>
          <table:table-cell office:value-type="float" office:value="0.0764438970255839" calcext:value-type="float">
            <text:p>7,64E-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982721320267" calcext:value-type="float">
            <text:p>2,60E-01</text:p>
          </table:table-cell>
          <table:table-cell office:value-type="float" office:value="0.145510423566307" calcext:value-type="float">
            <text:p>1,46E-01</text:p>
          </table:table-cell>
          <table:table-cell office:value-type="float" office:value="11" calcext:value-type="float">
            <text:p>11</text:p>
          </table:table-cell>
          <table:table-cell office:value-type="float" office:value="0.108646756264034" calcext:value-type="float">
            <text:p>1,09E-01</text:p>
          </table:table-cell>
          <table:table-cell office:value-type="float" office:value="0.0441038464858364" calcext:value-type="float">
            <text:p>4,41E-02</text:p>
          </table:table-cell>
          <table:table-cell office:value-type="float" office:value="4" calcext:value-type="float">
            <text:p>4</text:p>
          </table:table-cell>
          <table:table-cell office:value-type="float" office:value="0.288805686788592" calcext:value-type="float">
            <text:p>2,89E-01</text:p>
          </table:table-cell>
          <table:table-cell office:value-type="float" office:value="0.0316527395895148" calcext:value-type="float">
            <text:p>3,17E-02</text:p>
          </table:table-cell>
          <table:table-cell office:value-type="float" office:value="9" calcext:value-type="float">
            <text:p>9</text:p>
          </table:table-cell>
          <table:table-cell office:value-type="float" office:value="0.348457273607946" calcext:value-type="float">
            <text:p>3,48E-01</text:p>
          </table:table-cell>
          <table:table-cell office:value-type="float" office:value="0.158177980199888" calcext:value-type="float">
            <text:p>1,58E-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4992650153034" calcext:value-type="float">
            <text:p>1,55E+00</text:p>
          </table:table-cell>
          <table:table-cell office:value-type="float" office:value="0.687263236358328" calcext:value-type="float">
            <text:p>6,87E-01</text:p>
          </table:table-cell>
          <table:table-cell office:value-type="float" office:value="13" calcext:value-type="float">
            <text:p>13</text:p>
          </table:table-cell>
          <table:table-cell office:value-type="float" office:value="1.66011318379135" calcext:value-type="float">
            <text:p>1,66E+00</text:p>
          </table:table-cell>
          <table:table-cell office:value-type="float" office:value="0.250327212406442" calcext:value-type="float">
            <text:p>2,50E-01</text:p>
          </table:table-cell>
          <table:table-cell office:value-type="float" office:value="13" calcext:value-type="float">
            <text:p>13</text:p>
          </table:table-cell>
          <table:table-cell office:value-type="float" office:value="25.5367659498595" calcext:value-type="float">
            <text:p>2,55E+01</text:p>
          </table:table-cell>
          <table:table-cell office:value-type="float" office:value="10.3308032509871" calcext:value-type="float">
            <text:p>1,03E+01</text:p>
          </table:table-cell>
          <table:table-cell office:value-type="float" office:value="14" calcext:value-type="float">
            <text:p>14</text:p>
          </table:table-cell>
          <table:table-cell office:value-type="float" office:value="8.86018588246651" calcext:value-type="float">
            <text:p>8,86E+00</text:p>
          </table:table-cell>
          <table:table-cell office:value-type="float" office:value="4.11403614755824" calcext:value-type="float">
            <text:p>4,11E+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2378176444794" calcext:value-type="float">
            <text:p>3,12E+00</text:p>
          </table:table-cell>
          <table:table-cell office:value-type="float" office:value="0.389154834544023" calcext:value-type="float">
            <text:p>3,89E-01</text:p>
          </table:table-cell>
          <table:table-cell office:value-type="float" office:value="17" calcext:value-type="float">
            <text:p>17</text:p>
          </table:table-cell>
          <table:table-cell office:value-type="float" office:value="2.061608610075" calcext:value-type="float">
            <text:p>2,06E+00</text:p>
          </table:table-cell>
          <table:table-cell office:value-type="float" office:value="0.420096042929551" calcext:value-type="float">
            <text:p>4,20E-01</text:p>
          </table:table-cell>
          <table:table-cell office:value-type="float" office:value="8" calcext:value-type="float">
            <text:p>8</text:p>
          </table:table-cell>
          <table:table-cell office:value-type="float" office:value="12.5486266442716" calcext:value-type="float">
            <text:p>1,25E+01</text:p>
          </table:table-cell>
          <table:table-cell office:value-type="float" office:value="0.379642730369021" calcext:value-type="float">
            <text:p>3,80E-01</text:p>
          </table:table-cell>
          <table:table-cell office:value-type="float" office:value="15" calcext:value-type="float">
            <text:p>15</text:p>
          </table:table-cell>
          <table:table-cell office:value-type="float" office:value="11.0807611551573" calcext:value-type="float">
            <text:p>1,11E+01</text:p>
          </table:table-cell>
          <table:table-cell office:value-type="float" office:value="0.484597421506281" calcext:value-type="float">
            <text:p>4,85E-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1.346625445056" calcext:value-type="float">
            <text:p>4,91E+02</text:p>
          </table:table-cell>
          <table:table-cell office:value-type="float" office:value="276.410939747812" calcext:value-type="float">
            <text:p>2,76E+02</text:p>
          </table:table-cell>
          <table:table-cell office:value-type="float" office:value="11" calcext:value-type="float">
            <text:p>11</text:p>
          </table:table-cell>
          <table:table-cell office:value-type="float" office:value="147.251232882511" calcext:value-type="float">
            <text:p>1,47E+02</text:p>
          </table:table-cell>
          <table:table-cell office:value-type="float" office:value="83.4700174590499" calcext:value-type="float">
            <text:p>8,35E+01</text:p>
          </table:table-cell>
          <table:table-cell office:value-type="float" office:value="7" calcext:value-type="float">
            <text:p>7</text:p>
          </table:table-cell>
          <table:table-cell office:value-type="float" office:value="13687.3408675919" calcext:value-type="float">
            <text:p>1,37E+04</text:p>
          </table:table-cell>
          <table:table-cell office:value-type="float" office:value="14633.167640184" calcext:value-type="float">
            <text:p>1,46E+04</text:p>
          </table:table-cell>
          <table:table-cell office:value-type="float" office:value="10" calcext:value-type="float">
            <text:p>10</text:p>
          </table:table-cell>
          <table:table-cell office:value-type="float" office:value="22989.2904056619" calcext:value-type="float">
            <text:p>2,30E+04</text:p>
          </table:table-cell>
          <table:table-cell office:value-type="float" office:value="26128.6862134112" calcext:value-type="float">
            <text:p>2,61E+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.7422520955999" calcext:value-type="float">
            <text:p>5,47E+01</text:p>
          </table:table-cell>
          <table:table-cell office:value-type="float" office:value="49.3976197829812" calcext:value-type="float">
            <text:p>4,94E+01</text:p>
          </table:table-cell>
          <table:table-cell office:value-type="float" office:value="6" calcext:value-type="float">
            <text:p>6</text:p>
          </table:table-cell>
          <table:table-cell office:value-type="float" office:value="21.3864619583571" calcext:value-type="float">
            <text:p>2,14E+01</text:p>
          </table:table-cell>
          <table:table-cell office:value-type="float" office:value="17.0356812022707" calcext:value-type="float">
            <text:p>1,70E+01</text:p>
          </table:table-cell>
          <table:table-cell office:value-type="float" office:value="8" calcext:value-type="float">
            <text:p>8</text:p>
          </table:table-cell>
          <table:table-cell office:value-type="float" office:value="289.917999196116" calcext:value-type="float">
            <text:p>2,90E+02</text:p>
          </table:table-cell>
          <table:table-cell office:value-type="float" office:value="121.309757480834" calcext:value-type="float">
            <text:p>1,21E+02</text:p>
          </table:table-cell>
          <table:table-cell office:value-type="float" office:value="11" calcext:value-type="float">
            <text:p>11</text:p>
          </table:table-cell>
          <table:table-cell office:value-type="float" office:value="268.668102117809" calcext:value-type="float">
            <text:p>2,69E+02</text:p>
          </table:table-cell>
          <table:table-cell office:value-type="float" office:value="584.787202822897" calcext:value-type="float">
            <text:p>5,85E+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45354389699427" calcext:value-type="float">
            <text:p>4,45E+00</text:p>
          </table:table-cell>
          <table:table-cell office:value-type="float" office:value="1.30718243384472" calcext:value-type="float">
            <text:p>1,31E+00</text:p>
          </table:table-cell>
          <table:table-cell office:value-type="float" office:value="17" calcext:value-type="float">
            <text:p>17</text:p>
          </table:table-cell>
          <table:table-cell office:value-type="float" office:value="0.730973544408362" calcext:value-type="float">
            <text:p>7,31E-01</text:p>
          </table:table-cell>
          <table:table-cell office:value-type="float" office:value="0.612542593430105" calcext:value-type="float">
            <text:p>6,13E-01</text:p>
          </table:table-cell>
          <table:table-cell office:value-type="float" office:value="8" calcext:value-type="float">
            <text:p>8</text:p>
          </table:table-cell>
          <table:table-cell office:value-type="float" office:value="23.868552086644" calcext:value-type="float">
            <text:p>2,39E+01</text:p>
          </table:table-cell>
          <table:table-cell office:value-type="float" office:value="16.9039430391323" calcext:value-type="float">
            <text:p>1,69E+01</text:p>
          </table:table-cell>
          <table:table-cell office:value-type="float" office:value="14" calcext:value-type="float">
            <text:p>14</text:p>
          </table:table-cell>
          <table:table-cell office:value-type="float" office:value="10.1566838860621" calcext:value-type="float">
            <text:p>1,02E+01</text:p>
          </table:table-cell>
          <table:table-cell office:value-type="float" office:value="1.74853956226299" calcext:value-type="float">
            <text:p>1,75E+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5880531956572" calcext:value-type="float">
            <text:p>5,16E+01</text:p>
          </table:table-cell>
          <table:table-cell office:value-type="float" office:value="34.278494565025" calcext:value-type="float">
            <text:p>3,43E+01</text:p>
          </table:table-cell>
          <table:table-cell office:value-type="float" office:value="11" calcext:value-type="float">
            <text:p>11</text:p>
          </table:table-cell>
          <table:table-cell office:value-type="float" office:value="4.85870094253934" calcext:value-type="float">
            <text:p>4,86E+00</text:p>
          </table:table-cell>
          <table:table-cell office:value-type="float" office:value="4.08147171037967" calcext:value-type="float">
            <text:p>4,08E+00</text:p>
          </table:table-cell>
          <table:table-cell office:value-type="float" office:value="6" calcext:value-type="float">
            <text:p>6</text:p>
          </table:table-cell>
          <table:table-cell office:value-type="float" office:value="493.987243910745" calcext:value-type="float">
            <text:p>4,94E+02</text:p>
          </table:table-cell>
          <table:table-cell office:value-type="float" office:value="133.487684342941" calcext:value-type="float">
            <text:p>1,33E+02</text:p>
          </table:table-cell>
          <table:table-cell office:value-type="float" office:value="10" calcext:value-type="float">
            <text:p>10</text:p>
          </table:table-cell>
          <table:table-cell office:value-type="float" office:value="642.18249317141" calcext:value-type="float">
            <text:p>6,42E+02</text:p>
          </table:table-cell>
          <table:table-cell office:value-type="float" office:value="742.429332287862" calcext:value-type="float">
            <text:p>7,42E+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Mediana</text:p>
          </table:table-cell>
          <table:table-cell table:formula="of:=MEDIAN([.D4:.D23])" office:value-type="float" office:value="13.5" calcext:value-type="float">
            <text:p>13,5</text:p>
          </table:table-cell>
          <table:table-cell table:style-name="Default"/>
          <table:table-cell table:style-name="ce1" office:value-type="string" calcext:value-type="string">
            <text:p>Mediana</text:p>
          </table:table-cell>
          <table:table-cell table:formula="of:=MEDIAN([.G4:.G23])" office:value-type="float" office:value="9.5" calcext:value-type="float">
            <text:p>9,5</text:p>
          </table:table-cell>
          <table:table-cell table:style-name="Default"/>
          <table:table-cell table:style-name="ce1" office:value-type="string" calcext:value-type="string">
            <text:p>Mediana</text:p>
          </table:table-cell>
          <table:table-cell table:formula="of:=MEDIAN([.J4:.J23])" office:value-type="float" office:value="14" calcext:value-type="float">
            <text:p>14</text:p>
          </table:table-cell>
          <table:table-cell table:style-name="Default"/>
          <table:table-cell table:style-name="ce1" office:value-type="string" calcext:value-type="string">
            <text:p>Mediana</text:p>
          </table:table-cell>
          <table:table-cell table:formula="of:=MEDIAN([.M4:.M23])" office:value-type="float" office:value="11.5" calcext:value-type="float">
            <text:p>11,5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<text:span text:style-name="T1">Nota:</text:span> La posición se calcula con respecto a los participantes en CEC201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style:text-properties fo:color="#ff0000"/>
      <number:text>-</number:text>
      <number:scientific-number number:decimal-places="2" loext:min-decimal-places="2" number:min-integer-digits="1" number:min-exponent-digits="2" loext:exponent-interval="1" loext:forced-exponent-sign="true"/>
      <style:map style:condition="value()&gt;=0" style:apply-style-name="N106P0"/>
    </number:number-style>
    <number:number-style style:name="N10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08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20:15:57.5311999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41.375237386</meta:creation-date>
    <dc:date>2018-06-20T20:16:21.110676002</dc:date>
    <meta:editing-duration>PT12H47M34S</meta:editing-duration>
    <meta:editing-cycles>37</meta:editing-cycles>
    <meta:generator>LibreOffice/5.1.6.2$Linux_X86_64 LibreOffice_project/10m0$Build-2</meta:generator>
    <meta:document-statistic meta:table-count="3" meta:cell-count="803" meta:object-count="0"/>
  </office:meta>
</office:document-meta>
</file>